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313cm" style:rel-column-width="16626*"/>
    </style:style>
    <style:style style:name="Tabelle3.B" style:family="table-column">
      <style:table-column-properties style:column-width="3.995cm" style:rel-column-width="15402*"/>
    </style:style>
    <style:style style:name="Tabelle3.C" style:family="table-column">
      <style:table-column-properties style:column-width="5.9cm" style:rel-column-width="22747*"/>
    </style:style>
    <style:style style:name="Tabelle3.D" style:family="table-column">
      <style:table-column-properties style:column-width="2.79cm" style:rel-column-width="10760*"/>
    </style:style>
    <style:style style:name="Tabelle3.1" style:family="table-row">
      <style:table-row-properties style:keep-together="false" fo:keep-together="always"/>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3.A3" style:family="table-cell">
      <style:table-cell-properties fo:padding="0.097cm" fo:border-left="0.002cm solid #000000" fo:border-right="none" fo:border-top="none" fo:border-bottom="0.002cm solid #000000"/>
    </style:style>
    <style:style style:name="Tabelle3.19" style:family="table-row">
      <style:table-row-properties fo:background-color="transparent" style:keep-together="false" fo:keep-together="always">
        <style:background-image/>
      </style:table-row-properties>
    </style:style>
    <style:style style:name="Tabelle3.A19"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4" style:family="table">
      <style:table-properties style:width="16.999cm" fo:break-before="page" table:align="margins" fo:background-color="transparent" fo:keep-with-next="auto" style:may-break-between-rows="true" style:writing-mode="page">
        <style:background-image/>
      </style:table-properties>
    </style:style>
    <style:style style:name="Tabelle4.A" style:family="table-column">
      <style:table-column-properties style:column-width="4.313cm" style:rel-column-width="16626*"/>
    </style:style>
    <style:style style:name="Tabelle4.B" style:family="table-column">
      <style:table-column-properties style:column-width="3.995cm" style:rel-column-width="15402*"/>
    </style:style>
    <style:style style:name="Tabelle4.C" style:family="table-column">
      <style:table-column-properties style:column-width="5.9cm" style:rel-column-width="22747*"/>
    </style:style>
    <style:style style:name="Tabelle4.D" style:family="table-column">
      <style:table-column-properties style:column-width="2.79cm" style:rel-column-width="10760*"/>
    </style:style>
    <style:style style:name="Tabelle4.1" style:family="table-row">
      <style:table-row-properties style:keep-together="false" fo:keep-together="always"/>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2" style:family="table-row">
      <style:table-row-properties fo:background-color="transparent" style:keep-together="false" fo:keep-together="always">
        <style:background-image/>
      </style:table-row-properties>
    </style:style>
    <style:style style:name="Tabelle4.A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4.A3" style:family="table-cell">
      <style:table-cell-properties fo:padding="0.097cm" fo:border-left="0.002cm solid #000000" fo:border-right="none" fo:border-top="none" fo:border-bottom="0.002cm solid #000000"/>
    </style:style>
    <style:style style:name="Tabelle4.D3"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fo:keep-with-next="always"/>
    </style:style>
    <style:style style:name="Tabelle1.A" style:family="table-column">
      <style:table-column-properties style:column-width="5.212cm" style:rel-column-width="20097*"/>
    </style:style>
    <style:style style:name="Tabelle1.B" style:family="table-column">
      <style:table-column-properties style:column-width="3.928cm" style:rel-column-width="15145*"/>
    </style:style>
    <style:style style:name="Tabelle1.D" style:family="table-column">
      <style:table-column-properties style:column-width="3.93cm" style:rel-column-width="15148*"/>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transparent"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fo:keep-with-next="always"/>
    </style:style>
    <style:style style:name="Tabelle2.A" style:family="table-column">
      <style:table-column-properties style:column-width="5.212cm" style:rel-column-width="20097*"/>
    </style:style>
    <style:style style:name="Tabelle2.B" style:family="table-column">
      <style:table-column-properties style:column-width="11.786cm" style:rel-column-width="45438*"/>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background-color="#ff3333"/>
    </style:style>
    <style:style style:name="P5" style:family="paragraph" style:parent-style-name="Text_20_body">
      <style:text-properties fo:background-color="transparent"/>
    </style:style>
    <style:style style:name="P6" style:family="paragraph" style:parent-style-name="Text_20_body">
      <style:text-properties fo:background-color="#669900"/>
    </style:style>
    <style:style style:name="P7" style:family="paragraph" style:parent-style-name="Text_20_body">
      <style:text-properties fo:background-color="#0066c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fo:font-size="16pt" fo:font-weight="bold" style:font-size-asian="16pt" style:font-weight-asian="bold" style:font-size-complex="16pt" style:font-weight-complex="bold"/>
    </style:style>
    <style:style style:name="P10" style:family="paragraph" style:parent-style-name="Text_20_body">
      <style:text-properties fo:background-color="#009900"/>
    </style:style>
    <style:style style:name="P11" style:family="paragraph" style:parent-style-name="Text_20_body">
      <style:paragraph-properties fo:break-before="pag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fo:font-weight="bold" style:font-size-asian="11pt" style:font-weight-asian="bold" style:font-size-complex="11pt"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font-size="12pt" fo:font-weight="bold" style:font-size-asian="12pt" style:font-weight-asian="bold" style:font-size-complex="12pt"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8pt" fo:font-weight="bold" style:font-size-asian="8pt" style:font-weight-asian="bold" style:font-size-complex="8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fo:background-color="#cccccc">
        <style:background-image/>
      </style:paragraph-properties>
      <style:text-properties fo:font-weight="bold" style:font-weight-asian="bold" style:font-weight-complex="bold"/>
    </style:style>
    <style:style style:name="P25" style:family="paragraph" style:parent-style-name="Table_20_Contents">
      <style:paragraph-properties fo:text-align="center" style:justify-single-word="false" fo:background-color="#cccccc">
        <style:background-image/>
      </style:paragraph-properties>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2.501cm" fo:margin-right="0cm" fo:text-indent="0cm" style:auto-text-indent="false"/>
    </style:style>
    <style:style style:name="P28"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2">
      <style:paragraph-properties fo:margin-left="1.245cm" fo:margin-right="0cm" fo:text-indent="-0.635cm" style:auto-text-indent="false"/>
    </style:style>
    <style:style style:name="P38" style:family="paragraph" style:parent-style-name="Text_20_body" style:list-style-name="L4">
      <style:paragraph-properties fo:margin-left="1.245cm" fo:margin-right="0cm" fo:text-indent="-0.635cm" style:auto-text-indent="false"/>
    </style:style>
    <style:style style:name="P39" style:family="paragraph" style:parent-style-name="Text_20_body" style:list-style-name="L4">
      <style:paragraph-properties fo:margin-left="1.245cm" fo:margin-right="0cm" fo:text-indent="-0.635cm" style:auto-text-indent="false" fo:break-before="page"/>
    </style:style>
    <style:style style:name="P40" style:family="paragraph" style:parent-style-name="Text_20_body" style:list-style-name="L4">
      <style:paragraph-properties fo:margin-left="2.491cm" fo:margin-right="0cm" fo:text-indent="-0.635cm" style:auto-text-indent="false"/>
    </style:style>
    <style:style style:name="P41" style:family="paragraph" style:parent-style-name="Text_20_body" style:list-style-name="L4">
      <style:paragraph-properties fo:margin-left="1.251cm" fo:margin-right="0cm" fo:text-indent="-0.635cm" style:auto-text-indent="false"/>
    </style:style>
    <style:style style:name="P42" style:family="paragraph" style:parent-style-name="Text_20_body" style:master-page-name="Landscape">
      <style:paragraph-properties style:page-number="auto"/>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2" style:master-page-name="Standard">
      <style:paragraph-properties style:page-number="auto"/>
    </style:style>
    <style:style style:name="P46"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weight="bold" style:font-weight-asian="bold" style:font-weight-complex="bold"/>
    </style:style>
    <style:style style:name="T5" style:family="text">
      <style:text-properties fo:background-color="#0066cc" loext:char-shading-value="0"/>
    </style:style>
    <style:style style:name="T6" style:family="text">
      <style:text-properties fo:background-color="#009900" loext:char-shading-value="0"/>
    </style:style>
    <style:style style:name="T7" style:family="text">
      <style:text-properties fo:color="#000000" fo:background-color="#ff3333" loext:char-shading-value="0"/>
    </style:style>
    <style:style style:name="T8"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loext:rel-width-rel="paragraph"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Elaborate Visions ...... / Leave Hibernation (EViL)</text:p>
      <text:p text:style-name="P3">Tracer Leaflet / LAN Party #3</text:p>
      <text:p text:style-name="Text_20_body">Dieser Hibernation Report beschreibt, wie ich mir zur Zeit – am Ende des Schritt 2 "EviL" - vor­stel­le, welche Tracer Instanzen und Subsysteme es zum Zeitpunkt der LAN Party #3 geben wird.</text:p>
      <text:p text:style-name="Text_20_body">Nach den Implementierungen für die LAN Party #3 und knapp, bevor diese tatsächlich abgehalten werden wird, wird dieser Hibernation Report upgedatet werden und die Version 3.0 erhalten.</text:p>
      <text:h text:style-name="Heading_20_1" text:outline-level="1">Subsystems, Tracer Instances and Interfaces</text:h>
      <text:h text:style-name="Heading_20_2" text:outline-level="2">Subsystems</text:h>
      <text:p text:style-name="Text_20_body">Basicall<text:span text:style-name="T8">y a subsystem i</text:span>s an abstract idea to group the source code of the software into parts that are functionally coherent.</text:p>
      <text:p text:style-name="Text_20_body">The relation between subsystems is a "needs" relation. Either subsystem A "needs" subsystem B or subsystem B "needs" subsystem A or there is no relation between subsystem A and subsystem B.</text:p>
      <text:p text:style-name="Text_20_body">A subsystem that "needs" another subsystem may host a tracer instance that "uses" an interface that is "provided" by a tracer instance that is hosted by the other subsystem.</text:p>
      <text:p text:style-name="Text_20_body">E.g.:</text:p>
      <text:list xml:id="list8188774697965235890" text:style-name="L1">
        <text:list-item>
          <text:p text:style-name="P29">the MIDAS Base (MIB) needs the SMS Framework,</text:p>
        </text:list-item>
        <text:list-item>
          <text:p text:style-name="P29">a MIDAS Object (MOB) needs the MIDAS Base (MIB) or</text:p>
        </text:list-item>
        <text:list-item>
          <text:p text:style-name="P29">an SMS Module needs an SMS Frame.</text:p>
        </text:list-item>
      </text:list>
      <text:h text:style-name="Heading_20_2" text:outline-level="2">Tracer Instances</text:h>
      <text:p text:style-name="Text_20_body"><text:span text:style-name="T8">Most of the tracer output is related to tracer instance</text:span><text:span text:style-name="T8">s</text:span>:</text:p>
      <text:list xml:id="list8538927268082151449" text:style-name="L2">
        <text:list-item>
          <text:p text:style-name="P37">traceLevel=2: free info text related to a tracer instance</text:p>
        </text:list-item>
        <text:list-item>
          <text:p text:style-name="P30">traceLevel=2: message received/sent from/to another instance (via network sensor)</text:p>
        </text:list-item>
        <text:list-item>
          <text:p text:style-name="P30">traceLevel=2: event received/sent from/to another instance (within one scene instance)</text:p>
        </text:list-item>
        <text:list-item>
          <text:p text:style-name="P30">traceLevel=2: new state (new value of a state variable within the instance)</text:p>
        </text:list-item>
        <text:list-item>
          <text:p text:style-name="P30">traceLevel=2: start timer/stop timer/timer expired (within the instance)</text:p>
        </text:list-item>
        <text:list-item>
          <text:p text:style-name="P30">traceLevel=2: instance started/stopped (from another instance)</text:p>
        </text:list-item>
        <text:list-item>
          <text:p text:style-name="P30">traceLevel=3: free debug text related to a tracer instance</text:p>
        </text:list-item>
      </text:list>
      <text:p text:style-name="Text_20_body">A tracer instance is the destination and origin of traced events (events within(!) scene instances) and of traced messages (events and states between(!) scene instances via network sensors).</text:p>
      <text:p text:style-name="Text_20_body">A tracer instance can host a state variable or a timer.</text:p>
      <text:p text:style-name="Text_20_body">A tracer instance can be started or stopped by another tracer instance.</text:p>
      <text:h text:style-name="Heading_20_2" text:outline-level="2"><text:soft-page-break/>Interfaces</text:h>
      <text:p text:style-name="Text_20_body"><text:span text:style-name="T1">An interface</text:span> is a set of rules for information interchange. We say an instance "provides" an inter­face, if the rules are "mandated" by that instance. Other instances – which "obey" the rules – are said to "use" the interface.</text:p>
      <text:p text:style-name="Text_20_body">E.g.:</text:p>
      <text:list xml:id="list252825599066286936" text:style-name="L3">
        <text:list-item>
          <text:p text:style-name="P31">the SscBase "provides" the uiControl interface, which is "used" by an SMS frame</text:p>
        </text:list-item>
        <text:list-item>
          <text:p text:style-name="P31">the SscDispatcher "provides" the iiDisp interface, which is "used" by SscBase and by some &lt;SscExt&gt;s to instantiate and initialize the SSC Dispatchers</text:p>
        </text:list-item>
        <text:list-item>
          <text:p text:style-name="P31">on the other hand, the SscDispatchers "use" the iiControl interface, which is "provided" by SscBase. In this case the iiControl interface is used to dynamically register at the SscBase.</text:p>
        </text:list-item>
      </text:list>
      <text:p text:style-name="Text_20_body">Following interfaces are defined by the SMUOS Framework:</text:p>
      <text:list xml:id="list8235886866398363204" text:style-name="L4">
        <text:list-item>
          <text:p text:style-name="P32">Dispatcher Stub provides</text:p>
        </text:list-item>
        <text:list-item>
          <text:p text:style-name="P40">eiConsole – used by SSC Base, may be used by any MOB and by any SSC extension</text:p>
        </text:list-item>
        <text:list-item>
          <text:p text:style-name="P32">CommControl provides</text:p>
        </text:list-item>
        <text:list-item>
          <text:p text:style-name="P40">niControl – network interface used by SscBase</text:p>
        </text:list-item>
        <text:list-item>
          <text:p text:style-name="P41">SscBase provides</text:p>
        </text:list-item>
        <text:list-item>
          <text:p text:style-name="P40">iiControl – internal interface used by module coordinator and by SSC dispatcher</text:p>
        </text:list-item>
        <text:list-item>
          <text:p text:style-name="P40">eiControl – external interface used by MIB, may be used by any MIDAS Object, may be used by any SMUOS extension</text:p>
        </text:list-item>
        <text:list-item>
          <text:p text:style-name="P40">uiControl – user interface may be used by any SMS Frame</text:p>
        </text:list-item>
        <text:list-item>
          <text:p text:style-name="P41">SscBase requires</text:p>
        </text:list-item>
        <text:list-item>
          <text:p text:style-name="P40">miControl – must be provided by any SSC extension</text:p>
        </text:list-item>
        <text:list-item>
          <text:p text:style-name="P32">SSC dispatcher provides and uses</text:p>
        </text:list-item>
        <text:list-item>
          <text:p text:style-name="P40">niDisp – network interface used within SSC dispatcher</text:p>
        </text:list-item>
        <text:list-item>
          <text:p text:style-name="P41">SSC Dispatcher provides</text:p>
        </text:list-item>
        <text:list-item>
          <text:p text:style-name="P40">eiDisp – external interface used by dispatcher stub</text:p>
        </text:list-item>
        <text:list-item>
          <text:p text:style-name="P40">iiDisp – internal interface used by SSC Base, may be used by any SSC extension</text:p>
        </text:list-item>
        <text:list-item>
          <text:p text:style-name="P32">Module Coordinator provides</text:p>
        </text:list-item>
        <text:list-item>
          <text:p text:style-name="P40">eiMod – external interface used by MIB, may be used by any MIDAS Object, may be used by any SMUOS extension</text:p>
        </text:list-item>
        <text:list-item>
          <text:p text:style-name="P40">uiMod – user interface may be used by any SMS Module</text:p>
        </text:list-item>
        <text:list-item>
          <text:p text:style-name="P41">Module Coordinator requires</text:p>
        </text:list-item>
        <text:list-item>
          <text:p text:style-name="P40">miMod – must be provided by any MC extension</text:p>
        </text:list-item>
        <text:list-item>
          <text:p text:style-name="P39">MIB provides and uses</text:p>
        </text:list-item>
        <text:list-item>
          <text:p text:style-name="P40">iiMib – internal interface provided by Mib Core and OSM, used by any MIB</text:p>
        </text:list-item>
        <text:list-item>
          <text:p text:style-name="P40">niMib – network interface used within MIB</text:p>
        </text:list-item>
        <text:list-item>
          <text:p text:style-name="P41">MIB provides</text:p>
        </text:list-item>
        <text:list-item>
          <text:p text:style-name="P40">eiMib – external interface may be used by any MOB</text:p>
        </text:list-item>
        <text:list-item>
          <text:p text:style-name="P38">SMUOS Framework requires</text:p>
        </text:list-item>
        <text:list-item>
          <text:p text:style-name="P40">uiObj – must be provided by every MIDAS Object</text:p>
        </text:list-item>
        <text:list-item>
          <text:p text:style-name="P40">miModel – must be provided by every SMS Model</text:p>
        </text:list-item>
        <text:list-item>
          <text:p text:style-name="P40">miModule – must be provided by every SMS Module</text:p>
        </text:list-item>
      </text:list>
      <text:h text:style-name="Heading_20_1" text:outline-level="1">A Short Idea about the SMUOS Framework</text:h>
      <text:p text:style-name="Text_20_body">The subsytems, tracer instances and interfaces of the SMUOS Framework have been developing over a long time. Here i try to explain a few of the crucial ideas to understand what's going on in the SMUOS Framework.</text:p>
      <text:p text:style-name="Text_20_body">First idea was to split SrrTrains layouts into modules. Thus it would be possible to provide modules from different authors and to create SrrTrains layouts from parts of different authors.</text:p>
      <text:p text:style-name="Text_20_body">Models should inhabit the modules and avatars should be able to meet within this scene.</text:p>
      <text:p text:style-name="Text_20_body">The second paradigm was to keep the networking issues as much as possible "within the models". General networking infrastructure should be kept in what we call "the frame" and this infrastructure should be made accessible by the models via what we call "common parameters" (commParam).</text:p>
      <text:p text:style-name="Text_20_body">This second paradigm led to the idea of the "MIDAS Objects" (originally they were called "SRR Objects"). Module authors and model authors should not care about the networking issues, they should just use the MIDAS objects to provide the interactivity, animation and simulation for the models, where the networking issues should be encapsulated within the MIDAS Objects.</text:p>
      <text:p text:style-name="Text_20_body">Thus only the frame author and the programmer of the MIDAS objects would be affected by networking issues.</text:p>
      <text:p text:style-name="Text_20_body">Hence the SMUOS Framework (former "Base Module of the SRR Framework) was split into the "SmsFramework" subsystem and the "MidasBase" subsystem (MIB), where MIDAS Objects could be built on top of the MIB.</text:p>
      <text:p text:style-name="Text_20_body">A special case is the "CentralController" subsystem, which could be kept within the "SmsFramework" subsystem.</text:p>
      <text:p text:style-name="Text_20_body">However, the intention is to move the software from the "CentralController" subsystem into the collaboration server in a later stage, therefore we keep it in a separate subsystem already.</text:p>
      <text:h text:style-name="P43" text:outline-level="1"><text:bookmark-start text:name="__RefHeading__1458_102612078"/>Tracer Leaflet<text:bookmark-end text:name="__RefHeading__1458_102612078"/></text:h>
      <text:p text:style-name="Text_20_body">The following pages are intended to be handed out as "tracer leaflet" to all participants of LAN Party #3.</text:p>
      <text:p text:style-name="Text_20_body">The tracer leaflet should help the tester to interpret tracer output.</text:p>
      <text:p text:style-name="Text_20_body">It should give a basic understanding of SMUOS subsystems, tracer instances and interfaces.</text:p>
      <text:p text:style-name="P42"><draw:frame draw:style-name="fr1" draw:name="Rahmen1" text:anchor-type="paragraph" svg:x="0.991cm" svg:y="0.011cm" svg:width="24.132cm" draw:z-index="0"><draw:text-box fo:min-height="13.231cm"><text:p text:style-name="Figure"><draw:frame draw:style-name="fr3" draw:name="Objekt1" text:anchor-type="paragraph" svg:width="24.128cm" style:rel-width="100%" svg:height="13.227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Legend for the tracer leaflet</text:p></draw:text-box></draw:frame></text:p>
      <text:p text:style-name="P11">This page intentionally left blank</text:p>
      <text:p text:style-name="Text_20_body"/>
      <text:p text:style-name="Text_20_body"/>
      <text:p text:style-name="Text_20_body"/>
      <text:p text:style-name="P11"/>
      <text:p text:style-name="Text_20_body"><draw:frame draw:style-name="fr1" draw:name="Rahmen3" text:anchor-type="paragraph" svg:x="0.78cm" svg:y="0.002cm" svg:width="24.449cm" draw:z-index="6"><draw:text-box fo:min-height="13.257cm"><text:p text:style-name="Figure"><draw:frame draw:style-name="fr3" draw:name="Objekt4" text:anchor-type="paragraph" svg:width="24.442cm" style:rel-width="100%" svg:height="13.25cm" style:rel-height="scale" draw:z-index="7"><draw:object xlink:href="./Object 4" xlink:type="simple" xlink:show="embed" xlink:actuate="onLoad"/><draw:image xlink:href="./ObjectReplacements/Object 4" xlink:type="simple" xlink:show="embed" xlink:actuate="onLoad"/></draw:frame>Figure <text:sequence text:ref-name="refFigure1" text:name="Figure" text:formula="ooow:Figure+1" style:num-format="1">2</text:sequence>: Basic subsystems, instances and interfaces within an SMS (w/o console interface, w/o SMUOS extensions)</text:p></draw:text-box></draw:frame></text:p>
      <text:h text:style-name="P44" text:outline-level="2">How To Set Trace Levels of the SMUOS Framework</text:h>
      <text:p text:style-name="P5">THIS TEXT IS RELATED TO <text:sequence-ref text:reference-format="category-and-value" text:ref-name="refFigure1">Figure 2</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P5"/>
      <text:p text:style-name="P4">Object Related Tracer Instances (red)</text:p>
      <text:p text:style-name="P26">Set the trace level for selected object(s):</text:p>
      <text:p text:style-name="P27"><text:span text:style-name="T7">Objects</text:span> = <text:span text:style-name="T3">&lt;extObjId&gt;=TL_overall[;&lt;extObjId&gt;=TL_overall]...</text:span></text:p>
      <text:p text:style-name="P6">Module Related Tracer Instances (green)</text:p>
      <text:p text:style-name="P26">Set the trace level for selected module(s) – operational trace level effective after initialization, init trace level effective during initialization:</text:p>
      <text:p text:style-name="P27"><text:span text:style-name="T6">Modules</text:span> = <text:span text:style-name="T3">&lt;moduleName&gt;=TL_oper [, TL_init][;&lt;moduleName&gt;=TL_oper [, TL_init]]...</text:span></text:p>
      <text:p text:style-name="P7">Scene Related Tracer Instances (blue)</text:p>
      <text:p text:style-name="P26">Set the trace level for SscBase – operational trace level effective after initialization, init trace level effective during initialization:</text:p>
      <text:p text:style-name="P27"><text:span text:style-name="T5">SscBase</text:span> = <text:span text:style-name="T3">TL_operation [, TL_initialization]</text:span></text:p>
      <text:p text:style-name="P26">Set the trace level for CommControl – operational trace level effective after initialization, init trace level effective during initialization:</text:p>
      <text:p text:style-name="P27"><text:span text:style-name="T5">CommControl</text:span> = <text:span text:style-name="T3">TL_operation [, TL_initialization]</text:span></text:p>
      <text:p text:style-name="P11"/>
      <text:p text:style-name="Text_20_body"><draw:frame draw:style-name="fr1" draw:name="Rahmen6" text:anchor-type="paragraph" svg:x="0.806cm" svg:y="0.012cm" svg:width="24.449cm" draw:z-index="8"><draw:text-box fo:min-height="13.257cm"><text:p text:style-name="Figure"><draw:frame draw:style-name="fr3" draw:name="Objekt5" text:anchor-type="paragraph" svg:width="24.444cm" style:rel-width="100%" svg:height="13.252cm" style:rel-height="scale" draw:z-index="9"><draw:object xlink:href="./Object 5" xlink:type="simple" xlink:show="embed" xlink:actuate="onLoad"/><draw:image xlink:href="./ObjectReplacements/Object 5" xlink:type="simple" xlink:show="embed" xlink:actuate="onLoad"/></draw:frame>Figure <text:sequence text:ref-name="refFigure2" text:name="Figure" text:formula="ooow:Figure+1" style:num-format="1">3</text:sequence>: Basic subsystems, instances and interfaces with a SMUOS extension (this is a suggestion)</text:p></draw:text-box></draw:frame></text:p>
      <text:h text:style-name="P44" text:outline-level="2">How to Set Trace Levels of the SMUOS Extensions</text:h>
      <text:p text:style-name="P5">THIS TEXT IS RELATED TO <text:sequence-ref text:reference-format="category-and-value" text:ref-name="refFigure2">Figure 3</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Text_20_body"/>
      <text:p text:style-name="P8">Key Manager Extension / Beamer Manager Extension</text:p>
      <text:p text:style-name="P26"><text:span text:style-name="T5">SscKeyManager/KeyControl</text:span> and <text:span text:style-name="T5">SscBeamerManager</text:span> inherit their trace levels from <text:span text:style-name="T5">SscBase/CommControl</text:span></text:p>
      <text:p text:style-name="P28">Train Manager Extension</text:p>
      <text:p text:style-name="P10">Module Related Tracer Instances (green)</text:p>
      <text:p text:style-name="P26">Set the trace level for selected module(s) – operational trace level effective after initialization, init trace level effective during initialization:</text:p>
      <text:p text:style-name="P27"><text:span text:style-name="T6">ModulesTm</text:span> = <text:span text:style-name="T3">&lt;moduleName&gt;=TL_oper [, TL_init][;&lt;moduleName&gt;=TL_oper [, TL_init]]...</text:span></text:p>
      <text:p text:style-name="P7">Scene Related Tracer Instances (blue)</text:p>
      <text:p text:style-name="P26">Set the trace level for SrrControlTm – operational trace level effective after initialization, init trace level effective during initialization:</text:p>
      <text:p text:style-name="P27"><text:span text:style-name="T5">SrrControlTm</text:span> = <text:span text:style-name="T3">TL_operation [, TL_initialization]</text:span></text:p>
      <text:p text:style-name="P26">Set the trace level for TrainControl – operational trace level effective after initialization, init trace level effective during initialization:</text:p>
      <text:p text:style-name="P27"><text:span text:style-name="T5">TrainControl</text:span> = <text:span text:style-name="T3">TL_operation [, TL_initialization]</text:span></text:p>
      <text:p text:style-name="Text_20_body"/>
      <text:p text:style-name="Text_20_body"/>
      <text:p text:style-name="P11"/>
      <text:p text:style-name="Text_20_body"><draw:frame draw:style-name="fr1" draw:name="Rahmen2" text:anchor-type="paragraph" svg:x="0.859cm" svg:y="0.012cm" svg:width="24.37cm" draw:z-index="10"><draw:text-box fo:min-height="13.257cm"><text:p text:style-name="Figure"><draw:frame draw:style-name="fr3" draw:name="Objekt7" text:anchor-type="paragraph" svg:width="24.368cm" style:rel-width="100%" svg:height="13.256cm" style:rel-height="scale" draw:z-index="11"><draw:object xlink:href="./Object 7" xlink:type="simple" xlink:show="embed" xlink:actuate="onLoad"/><draw:image xlink:href="./ObjectReplacements/Object 7" xlink:type="simple" xlink:show="embed" xlink:actuate="onLoad"/></draw:frame>Figure <text:sequence text:ref-name="refFigure3" text:name="Figure" text:formula="ooow:Figure+1" style:num-format="1">4</text:sequence>: Subsystems, instances and interfaces for unbound models (TrainManager example)</text:p></draw:text-box></draw:frame></text:p>
      <text:h text:style-name="P44" text:outline-level="2">How Unbound Models can be Used with the Tracer</text:h>
      <text:p text:style-name="P9"/>
      <text:p text:style-name="P9"/>
      <text:p text:style-name="P9">Unbound Models of the Train Manager Extension: to be defined</text:p>
      <text:p text:style-name="P11"><draw:frame draw:style-name="fr1" draw:name="Rahmen5" text:anchor-type="paragraph" svg:x="0.806cm" svg:y="-0.004cm" svg:width="24.423cm" draw:z-index="4"><draw:text-box fo:min-height="13.257cm"><text:p text:style-name="Figure"><draw:frame draw:style-name="fr3" draw:name="Objekt3" text:anchor-type="paragraph" svg:width="24.412cm" style:rel-width="100%" svg:height="13.247cm" style:rel-height="scale" draw:z-index="5"><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Console interface for bound objects</text:p></draw:text-box></draw:frame></text:p>
      <text:h text:style-name="P44" text:outline-level="2">How the Console Interface Works</text:h>
      <text:p text:style-name="Text_20_body">THIS TEXT IS RELATED TO <text:sequence-ref text:reference-format="category-and-value" text:ref-name="refFigure4">Figure 5</text:sequence-ref>!!!</text:p>
      <text:p text:style-name="Text_20_body">When addressing messages (i.e. console requests) to an object, one has to be aware an object need not be active in every scene instance.</text:p>
      <text:p text:style-name="Text_20_body">Not even the module containing the object need to be present in every scene instance.</text:p>
      <text:p text:style-name="Text_20_body">Hence we are forced to send a message to an object via the SSC, which IS present in every scene instance.</text:p>
      <text:p text:style-name="Text_20_body">For this purpose, the SSC contains what we call "SSC Dispatchers", one for each module and one for each UOC.</text:p>
      <text:p text:style-name="Text_20_body">The SSC Dispatcher has an internal network interface niDisp, which is used to address the OBCO of the addressed object.</text:p>
      <text:p text:style-name="Text_20_body">The so-called Dispatcher Stub is a prototype that is contained in each and every object and that uses the interface eiDisp of the SSC Dispatcher to register for console requests.</text:p>
      <text:p text:style-name="Text_20_body">&lt;moduleName&gt;.Client is the instance of the SSC dispatcher that is locally addressed by the requesting SSC Base.</text:p>
      <text:p text:style-name="Text_20_body">&lt;moduleName&gt;.Server is the instance of the SSC dispatcher, that delivers the console request locally to the object.</text:p>
      <text:p text:style-name="Text_20_body">&lt;extObjId&gt;.Server is the instance of the Dispatcher Stub, that delivers the commands via the eiConsole interface to the object.</text:p>
      <text:p text:style-name="P11"/>
      <text:p text:style-name="Text_20_body"><draw:frame draw:style-name="fr1" draw:name="Rahmen4" text:anchor-type="paragraph" svg:x="0.806cm" svg:y="-0.062cm" svg:width="24.423cm" draw:z-index="2"><draw:text-box fo:min-height="14.157cm"><text:p text:style-name="Figure"><draw:frame draw:style-name="fr4" draw:name="Objekt2" text:anchor-type="paragraph" svg:x="0cm" svg:y="0.004cm" svg:width="24.423cm" style:rel-width="100%" svg:height="13.469cm" style:rel-height="scale" draw:z-index="3"><draw:object xlink:href="./Object 2" xlink:type="simple" xlink:show="embed" xlink:actuate="onLoad"/><draw:image xlink:href="./ObjectReplacements/Object 2" xlink:type="simple" xlink:show="embed" xlink:actuate="onLoad"/></draw:frame>Figure <text:sequence text:ref-name="refFigure5" text:name="Figure" text:formula="ooow:Figure+1" style:num-format="1">6</text:sequence>: Console interface for unbound objects</text:p></draw:text-box></draw:frame></text:p>
      <text:h text:style-name="P44" text:outline-level="2">How the Console Interface Works for Unbound Models</text:h>
      <text:p text:style-name="Text_20_body">THIS TEXT IS RELATED TO <text:sequence-ref text:reference-format="category-and-value" text:ref-name="refFigure5">Figure 6</text:sequence-ref>!!!</text:p>
      <text:p text:style-name="Text_20_body">There is not only one SSC Dispatcher per module, but there is also one SSC Dispatcher per UOC.</text:p>
      <text:p text:style-name="Text_20_body">Each UOC addresses a class of unbound objects.</text:p>
      <text:p text:style-name="Text_20_body">Each SSC extension may choose to support one or more UOCs. In this case, it has to instantiate one SSC Dispatcher per UOC.</text:p>
      <text:p text:style-name="P11"/>
      <text:p text:style-name="Text_20_body"><draw:frame draw:style-name="fr2" draw:name="Rahmen7" text:anchor-type="paragraph" svg:x="0.833cm" svg:y="0.007cm" svg:width="24.423cm" draw:z-index="12"><draw:text-box fo:min-height="13.31cm"><text:p text:style-name="Figure"><draw:frame draw:style-name="fr3" draw:name="Objekt6" text:anchor-type="paragraph" svg:width="24.414cm" style:rel-width="100%" svg:height="13.301cm" style:rel-height="scale" draw:z-index="13"><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sole interface for SSC parameters</text:p></draw:text-box></draw:frame></text:p>
      <text:h text:style-name="P44" text:outline-level="2">How the Console Interface Works for SSC Parameters</text:h>
      <text:p text:style-name="Text_20_body">THIS TEXT IS RELATED TO <text:sequence-ref text:reference-format="category-and-value" text:ref-name="refFigure6">Figure 7</text:sequence-ref></text:p>
      <text:p text:style-name="Text_20_body">Each SSC Dispatcher instantiates one instance of the dispatcher stub.</text:p>
      <text:p text:style-name="Text_20_body">Hence each UOC related SSC Dispatcher may support SSC parameters, if the SSC Base (which actually does) or the SSC extension uses the provided eiConsole interface.</text:p>
      <text:p text:style-name="Text_20_body"/>
      <text:h text:style-name="P45" text:outline-level="2">The Content of the sourceforge Projects, as Seen by the Tracer</text:h>
      <text:p text:style-name="Text_20_body">This chapter provides two tables with a basic view to the</text:p>
      <text:list xml:id="list5726445530906770648" text:style-name="L5">
        <text:list-item>
          <text:p text:style-name="P33">tracer instances within the official demo layout,</text:p>
        </text:list-item>
        <text:list-item>
          <text:p text:style-name="P33">tracer instances within the example track geometry,</text:p>
        </text:list-item>
        <text:list-item>
          <text:p text:style-name="P33">tracer instances within the Train Manager Extension,</text:p>
        </text:list-item>
        <text:list-item>
          <text:p text:style-name="P33">tracer instances within the Key Manager Extension,</text:p>
        </text:list-item>
        <text:list-item>
          <text:p text:style-name="P33">tracer instances within the Beamer Manager Extension,</text:p>
        </text:list-item>
        <text:list-item>
          <text:p text:style-name="P33">tracer instances within the example basic MIDAS objects and</text:p>
        </text:list-item>
        <text:list-item>
          <text:p text:style-name="P33">tracer instances within the SMUOS framework,</text:p>
        </text:list-item>
      </text:list>
      <text:p text:style-name="Text_20_body">as provided by the projects <text:a xlink:type="simple" xlink:href="http://simulrr.sourceforge.net/" text:style-name="Internet_20_link">http://</text:a><text:a xlink:type="simple" xlink:href="http://simulrr.sourceforge.net/" text:style-name="Internet_20_link">simulrr.sourceforge.net</text:a> and <text:a xlink:type="simple" xlink:href="http://smuos.sourceforge.net/" text:style-name="Internet_20_link">http://</text:a><text:a xlink:type="simple" xlink:href="http://smuos.sourceforge.net/" text:style-name="Internet_20_link">smuos.sourceforge.net</text:a>.</text:p>
      <text:p text:style-name="Text_20_body"/>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Subsystem</text:p>
            </table:table-cell>
            <table:table-cell table:style-name="Tabelle3.A1" office:value-type="string">
              <text:p text:style-name="Table_20_Heading">File(s)</text:p>
            </table:table-cell>
            <table:table-cell table:style-name="Tabelle3.A1" office:value-type="string">
              <text:p text:style-name="Table_20_Heading">Instance(s)</text:p>
            </table:table-cell>
            <table:table-cell table:style-name="Tabelle3.D1" office:value-type="string">
              <text:p text:style-name="Table_20_Heading">Use Case(s)</text:p>
            </table:table-cell>
          </table:table-row>
        </table:table-header-rows>
        <table:table-row table:style-name="Tabelle3.1">
          <table:table-cell table:style-name="Tabelle3.A2" table:number-columns-spanned="4" office:value-type="string">
            <text:p text:style-name="P24">Official Demo Layout</text:p>
          </table:table-cell>
          <table:covered-table-cell/>
          <table:covered-table-cell/>
          <table:covered-table-cell/>
        </table:table-row>
        <table:table-row table:style-name="Tabelle3.1">
          <table:table-cell table:style-name="Tabelle3.A3" table:number-rows-spanned="3" office:value-type="string">
            <text:p text:style-name="P14">MyFrame</text:p>
          </table:table-cell>
          <table:table-cell table:style-name="Tabelle3.A3" office:value-type="string">
            <text:p text:style-name="Table_20_Contents">ConsoleHud.x3d</text:p>
          </table:table-cell>
          <table:table-cell table:style-name="Tabelle3.A3" office:value-type="string">
            <text:p text:style-name="P14">MyConsoleHud</text:p>
          </table:table-cell>
          <table:table-cell table:style-name="Tabelle3.A2" table:number-rows-spanned="3" office:value-type="string">
            <text:p text:style-name="Table_20_Contents">Frame / SSC</text:p>
          </table:table-cell>
        </table:table-row>
        <table:table-row table:style-name="Tabelle3.1">
          <table:covered-table-cell/>
          <table:table-cell table:style-name="Tabelle3.A3" office:value-type="string">
            <text:p text:style-name="Table_20_Contents">ControlHud.x3d</text:p>
          </table:table-cell>
          <table:table-cell table:style-name="Tabelle3.A3" office:value-type="string">
            <text:p text:style-name="P14">MyControlHud</text:p>
          </table:table-cell>
          <table:covered-table-cell/>
        </table:table-row>
        <table:table-row table:style-name="Tabelle3.1">
          <table:covered-table-cell/>
          <table:table-cell table:style-name="Tabelle3.A3" office:value-type="string">
            <text:p text:style-name="Table_20_Contents">Main_bscontact.x3d</text:p>
            <text:p text:style-name="Table_20_Contents">Main_instant.x3d</text:p>
            <text:p text:style-name="Table_20_Contents">Main_octaga.x3d</text:p>
          </table:table-cell>
          <table:table-cell table:style-name="Tabelle3.A3" office:value-type="string">
            <text:p text:style-name="P14">MyController</text:p>
          </table:table-cell>
          <table:covered-table-cell/>
        </table:table-row>
        <table:table-row table:style-name="Tabelle3.1">
          <table:table-cell table:style-name="Tabelle3.A3" office:value-type="string">
            <text:p text:style-name="P14">MyFirstModule</text:p>
          </table:table-cell>
          <table:table-cell table:style-name="Tabelle3.A3" office:value-type="string">
            <text:p text:style-name="Table_20_Contents">Hill.x3d</text:p>
          </table:table-cell>
          <table:table-cell table:style-name="Tabelle3.A3" office:value-type="string">
            <text:p text:style-name="P14">&lt;moduleName&gt;.MyController</text:p>
            <text:p text:style-name="Table_20_Contents">default: Hill</text:p>
          </table:table-cell>
          <table:table-cell table:style-name="Tabelle3.A2" table:number-rows-spanned="4" office:value-type="string">
            <text:p text:style-name="Table_20_Contents">Module / MC</text:p>
          </table:table-cell>
        </table:table-row>
        <table:table-row table:style-name="Tabelle3.1">
          <table:table-cell table:style-name="Tabelle3.A3" office:value-type="string">
            <text:p text:style-name="P14">MySecondModule</text:p>
          </table:table-cell>
          <table:table-cell table:style-name="Tabelle3.A3" office:value-type="string">
            <text:p text:style-name="Table_20_Contents">City.x3d</text:p>
          </table:table-cell>
          <table:table-cell table:style-name="Tabelle3.A3" office:value-type="string">
            <text:p text:style-name="P14">&lt;moduleName&gt;.MyController</text:p>
            <text:p text:style-name="Table_20_Contents">default: City</text:p>
          </table:table-cell>
          <table:covered-table-cell/>
        </table:table-row>
        <table:table-row table:style-name="Tabelle3.1">
          <table:table-cell table:style-name="Tabelle3.A3" office:value-type="string">
            <text:p text:style-name="P14">MyThirdModule</text:p>
          </table:table-cell>
          <table:table-cell table:style-name="Tabelle3.A3" office:value-type="string">
            <text:p text:style-name="Table_20_Contents">Mountains.x3d</text:p>
          </table:table-cell>
          <table:table-cell table:style-name="Tabelle3.A3" office:value-type="string">
            <text:p text:style-name="P14">&lt;moduleName&gt;.MyController</text:p>
            <text:p text:style-name="Table_20_Contents">default: Mountains</text:p>
          </table:table-cell>
          <table:covered-table-cell/>
        </table:table-row>
        <table:table-row table:style-name="Tabelle3.1">
          <table:table-cell table:style-name="Tabelle3.A3" office:value-type="string">
            <text:p text:style-name="P14">MyFourthModule</text:p>
          </table:table-cell>
          <table:table-cell table:style-name="Tabelle3.A3" office:value-type="string">
            <text:p text:style-name="Table_20_Contents">Dunes.x3d</text:p>
          </table:table-cell>
          <table:table-cell table:style-name="Tabelle3.A3" office:value-type="string">
            <text:p text:style-name="P14">&lt;moduleName&gt;.MyController</text:p>
            <text:p text:style-name="Table_20_Contents">default: Dunes</text:p>
          </table:table-cell>
          <table:covered-table-cell/>
        </table:table-row>
        <table:table-row table:style-name="Tabelle3.1">
          <table:table-cell table:style-name="Tabelle3.A3" office:value-type="string">
            <text:p text:style-name="P14">SimpleSetupPoint</text:p>
          </table:table-cell>
          <table:table-cell table:style-name="Tabelle3.A3" office:value-type="string">
            <text:p text:style-name="Table_20_Contents">SimpleSetupPoint.x3d</text:p>
          </table:table-cell>
          <table:table-cell table:style-name="Tabelle3.A3" office:value-type="string">
            <text:p text:style-name="P14">&lt;extObjId&gt;.MyController</text:p>
          </table:table-cell>
          <table:table-cell table:style-name="Tabelle3.A2" office:value-type="string">
            <text:p text:style-name="Table_20_Contents">Bound Object</text:p>
          </table:table-cell>
        </table:table-row>
        <table:table-row table:style-name="Tabelle3.1">
          <table:table-cell table:style-name="Tabelle3.A2" table:number-columns-spanned="4" office:value-type="string">
            <text:p text:style-name="P24">Example Track Geometry (tg/)</text:p>
          </table:table-cell>
          <table:covered-table-cell/>
          <table:covered-table-cell/>
          <table:covered-table-cell/>
        </table:table-row>
        <table:table-row table:style-name="Tabelle3.1">
          <table:table-cell table:style-name="Tabelle3.A3" office:value-type="string">
            <text:p text:style-name="P14">SrrTrackSectionA</text:p>
          </table:table-cell>
          <table:table-cell table:style-name="Tabelle3.A3" office:value-type="string">
            <text:p text:style-name="P15">SrrTrackSectionA.x3d</text:p>
          </table:table-cell>
          <table:table-cell table:style-name="Tabelle3.A3" office:value-type="string">
            <text:p text:style-name="P14">&lt;extObjId&gt;.MyController</text:p>
          </table:table-cell>
          <table:table-cell table:style-name="Tabelle3.A2" table:number-rows-spanned="7" office:value-type="string">
            <text:p text:style-name="Table_20_Contents">Bound Object</text:p>
          </table:table-cell>
        </table:table-row>
        <table:table-row table:style-name="Tabelle3.1">
          <table:table-cell table:style-name="Tabelle3.A3" office:value-type="string">
            <text:p text:style-name="P14">SrrTrackSectionB</text:p>
          </table:table-cell>
          <table:table-cell table:style-name="Tabelle3.A3" office:value-type="string">
            <text:p text:style-name="Table_20_Contents">SrrTrackSection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LeftA</text:p>
          </table:table-cell>
          <table:table-cell table:style-name="Tabelle3.A3" office:value-type="string">
            <text:p text:style-name="Table_20_Contents">SrrTurnoutLeftA.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LeftB</text:p>
          </table:table-cell>
          <table:table-cell table:style-name="Tabelle3.A3" office:value-type="string">
            <text:p text:style-name="Table_20_Contents">SrrTurnoutLeft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RightA</text:p>
          </table:table-cell>
          <table:table-cell table:style-name="Tabelle3.A3" office:value-type="string">
            <text:p text:style-name="P15">SrrTurnoutRightA.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RightB</text:p>
          </table:table-cell>
          <table:table-cell table:style-name="Tabelle3.A3" office:value-type="string">
            <text:p text:style-name="P15">SrrTurnoutRight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6">SrrTrackGeometryABI</text:p>
          </table:table-cell>
          <table:table-cell table:style-name="Tabelle3.A3" office:value-type="string">
            <text:p text:style-name="P17">SrrTrackGeometryABI.x3d</text:p>
          </table:table-cell>
          <table:table-cell table:style-name="Tabelle3.A3" office:value-type="string">
            <text:p text:style-name="P14">&lt;extObjId&gt;.MyGeometry</text:p>
          </table:table-cell>
          <table:covered-table-cell/>
        </table:table-row>
        <table:table-row table:style-name="Tabelle3.19">
          <table:table-cell table:style-name="Tabelle3.A19" table:number-columns-spanned="4" office:value-type="string">
            <text:p text:style-name="P25">Train Manager Extension (tmm/)</text:p>
          </table:table-cell>
          <table:covered-table-cell/>
          <table:covered-table-cell/>
          <table:covered-table-cell/>
        </table:table-row>
        <table:table-row table:style-name="Tabelle3.1">
          <table:table-cell table:style-name="Tabelle3.A1" office:value-type="string">
            <text:p text:style-name="P19">TrainMobs.Replicator</text:p>
          </table:table-cell>
          <table:table-cell table:style-name="Tabelle3.A1" office:value-type="string">
            <text:p text:style-name="P20">SrrReplicator.x3d</text:p>
          </table:table-cell>
          <table:table-cell table:style-name="Tabelle3.A1" office:value-type="string">
            <text:p text:style-name="P14">&lt;extObjId&gt;.Control</text:p>
          </table:table-cell>
          <table:table-cell table:style-name="Tabelle3.D1" table:number-rows-spanned="5" office:value-type="string">
            <text:p text:style-name="Table_20_Contents">Bound Object</text:p>
          </table:table-cell>
        </table:table-row>
        <table:table-row table:style-name="Tabelle3.1">
          <table:table-cell table:style-name="Tabelle3.A3" office:value-type="string">
            <text:p text:style-name="P21">TrainMobs.BasicTurnout2Way</text:p>
          </table:table-cell>
          <table:table-cell table:style-name="Tabelle3.A3" office:value-type="string">
            <text:p text:style-name="P22">SrrBasicTurnout2Way.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8">TrainMobs.BasicTrackSection</text:p>
          </table:table-cell>
          <table:table-cell table:style-name="Tabelle3.A3" office:value-type="string">
            <text:p text:style-name="P22">SrrBasicTrackSection.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9">TrainMobs.TrackEdge</text:p>
          </table:table-cell>
          <table:table-cell table:style-name="Tabelle3.A3" office:value-type="string">
            <text:p text:style-name="P20">SrrTrackEdge.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6">TrainMobs.TrackNode</text:p>
          </table:table-cell>
          <table:table-cell table:style-name="Tabelle3.A3" office:value-type="string">
            <text:p text:style-name="P20">SrrTrackNode.x3d</text:p>
          </table:table-cell>
          <table:table-cell table:style-name="Tabelle3.A3" office:value-type="string">
            <text:p text:style-name="P14">&lt;extObjId&gt;.Control</text:p>
          </table:table-cell>
          <table:covered-table-cell/>
        </table:table-row>
        <table:table-row table:style-name="Tabelle3.1">
          <table:table-cell table:style-name="Tabelle3.A3" table:number-rows-spanned="2" office:value-type="string">
            <text:p text:style-name="P19">TrainFramework</text:p>
          </table:table-cell>
          <table:table-cell table:style-name="Tabelle3.A3" office:value-type="string">
            <text:p text:style-name="P20">SrrModCoordTm.x3d</text:p>
          </table:table-cell>
          <table:table-cell table:style-name="Tabelle3.A3" office:value-type="string">
            <text:p text:style-name="P14">&lt;moduleName&gt;.Coord</text:p>
          </table:table-cell>
          <table:table-cell table:style-name="Tabelle3.A2" office:value-type="string">
            <text:p text:style-name="Table_20_Contents">Module / MC</text:p>
          </table:table-cell>
        </table:table-row>
        <table:table-row table:style-name="Tabelle3.1">
          <table:covered-table-cell/>
          <table:table-cell table:style-name="Tabelle3.A3" table:number-rows-spanned="2" office:value-type="string">
            <text:p text:style-name="P20">SrrControlTm.x3d</text:p>
            <text:p text:style-name="P20">SrrControlTmNs.x3d</text:p>
          </table:table-cell>
          <table:table-cell table:style-name="Tabelle3.A3" office:value-type="string">
            <text:p text:style-name="P14">SscTrain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19">CentralController</text:p>
          </table:table-cell>
          <table:covered-table-cell/>
          <table:table-cell table:style-name="Tabelle3.A3" office:value-type="string">
            <text:p text:style-name="P14">TrainControl</text:p>
          </table:table-cell>
          <table:covered-table-cell/>
        </table:table-row>
        <table:table-row table:style-name="Tabelle3.19">
          <table:table-cell table:style-name="Tabelle3.A19" table:number-columns-spanned="4" office:value-type="string">
            <text:p text:style-name="P25">Key Manager Extension (sms/)</text:p>
          </table:table-cell>
          <table:covered-table-cell/>
          <table:covered-table-cell/>
          <table:covered-table-cell/>
        </table:table-row>
        <table:table-row table:style-name="Tabelle3.1">
          <table:table-cell table:style-name="Tabelle3.A3" office:value-type="string">
            <text:p text:style-name="P18">KeyMobs.CarriedKeysLock</text:p>
          </table:table-cell>
          <table:table-cell table:style-name="Tabelle3.A3" office:value-type="string">
            <text:p text:style-name="P20">MoosLockA.x3d</text:p>
          </table:table-cell>
          <table:table-cell table:style-name="Tabelle3.A3" office:value-type="string">
            <text:p text:style-name="P14">&lt;extObjId&gt;.Control</text:p>
          </table:table-cell>
          <table:table-cell table:style-name="Tabelle3.A2" table:number-rows-spanned="5" office:value-type="string">
            <text:p text:style-name="P15">Object</text:p>
          </table:table-cell>
        </table:table-row>
        <table:table-row table:style-name="Tabelle3.1">
          <table:table-cell table:style-name="Tabelle3.A3" table:number-rows-spanned="2" office:value-type="string">
            <text:p text:style-name="P16">KeyMobs.KeyContainer</text:p>
          </table:table-cell>
          <table:table-cell table:style-name="Tabelle3.A3" table:number-rows-spanned="2" office:value-type="string">
            <text:p text:style-name="P22">MoosKeyContainer.x3d</text:p>
            <text:p text:style-name="P22">MoosKeyContainerNs.x3d</text:p>
          </table:table-cell>
          <table:table-cell table:style-name="Tabelle3.A3" office:value-type="string">
            <text:p text:style-name="P14">&lt;extObjId&gt;.Control</text:p>
          </table:table-cell>
          <table:covered-table-cell/>
        </table:table-row>
        <table:table-row table:style-name="Tabelle3.1">
          <table:covered-table-cell/>
          <table:covered-table-cell/>
          <table:table-cell table:style-name="Tabelle3.A3" office:value-type="string">
            <text:p text:style-name="P14">&lt;extObjId&gt;.ObCo</text:p>
          </table:table-cell>
          <table:covered-table-cell/>
        </table:table-row>
        <table:table-row table:style-name="Tabelle3.1">
          <table:table-cell table:style-name="Tabelle3.A3" table:number-rows-spanned="2" office:value-type="string">
            <text:p text:style-name="P18">KeyMobs.ContainedKeyLock</text:p>
          </table:table-cell>
          <table:table-cell table:style-name="Tabelle3.A3" table:number-rows-spanned="2" office:value-type="string">
            <text:p text:style-name="P20">MoosLockB.x3d</text:p>
            <text:p text:style-name="P20">MoosLockBNs.x3d</text:p>
          </table:table-cell>
          <table:table-cell table:style-name="Tabelle3.A3" office:value-type="string">
            <text:p text:style-name="P14">&lt;extObjId&gt;.Control</text:p>
          </table:table-cell>
          <table:covered-table-cell/>
        </table:table-row>
        <table:table-row table:style-name="Tabelle3.1">
          <table:covered-table-cell/>
          <table:covered-table-cell/>
          <table:table-cell table:style-name="Tabelle3.A3" office:value-type="string">
            <text:p text:style-name="P14">&lt;extObjId&gt;.ObCo</text:p>
          </table:table-cell>
          <table:covered-table-cell/>
        </table:table-row>
        <table:table-row table:style-name="Tabelle3.1">
          <table:table-cell table:style-name="Tabelle3.A3" table:number-rows-spanned="2" office:value-type="string">
            <text:p text:style-name="P19">KeyFramework</text:p>
          </table:table-cell>
          <table:table-cell table:style-name="Tabelle3.A3" office:value-type="string">
            <text:p text:style-name="P20">SscKeyManager.x3d</text:p>
          </table:table-cell>
          <table:table-cell table:style-name="Tabelle3.A3" office:value-type="string">
            <text:p text:style-name="P14">&lt;uocName&gt;-#parm.Control</text:p>
          </table:table-cell>
          <table:table-cell table:style-name="Tabelle3.A2" office:value-type="string">
            <text:p text:style-name="Table_20_Contents">SSC Parameter</text:p>
          </table:table-cell>
        </table:table-row>
        <table:table-row table:style-name="Tabelle3.1">
          <table:covered-table-cell/>
          <table:table-cell table:style-name="Tabelle3.A3" table:number-rows-spanned="2" office:value-type="string">
            <text:p text:style-name="P15">SscKeyManager.x3d</text:p>
            <text:p text:style-name="P15">SscKeyManagerNs.x3d</text:p>
          </table:table-cell>
          <table:table-cell table:style-name="Tabelle3.A3" office:value-type="string">
            <text:p text:style-name="P14">SscKey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19">CentralController</text:p>
          </table:table-cell>
          <table:covered-table-cell/>
          <table:table-cell table:style-name="Tabelle3.A3" office:value-type="string">
            <text:p text:style-name="P14">KeyControl</text:p>
          </table:table-cell>
          <table:covered-table-cell/>
        </table:table-row>
        <table:table-row table:style-name="Tabelle3.19">
          <table:table-cell table:style-name="Tabelle3.A19" table:number-columns-spanned="4" office:value-type="string">
            <text:p text:style-name="P25">Beamer Manager Extension (sms/)</text:p>
          </table:table-cell>
          <table:covered-table-cell/>
          <table:covered-table-cell/>
          <table:covered-table-cell/>
        </table:table-row>
        <table:table-row table:style-name="Tabelle3.1">
          <table:table-cell table:style-name="Tabelle3.A3" office:value-type="string">
            <text:p text:style-name="P21">BeamerMobs.BeamerDestination</text:p>
          </table:table-cell>
          <table:table-cell table:style-name="Tabelle3.A3" office:value-type="string">
            <text:p text:style-name="P17">MoosBeamerDestination.x3d</text:p>
          </table:table-cell>
          <table:table-cell table:style-name="Tabelle3.A3" office:value-type="string">
            <text:p text:style-name="P14">&lt;extObjId&gt;.Control</text:p>
          </table:table-cell>
          <table:table-cell table:style-name="Tabelle3.A2" table:number-rows-spanned="2" office:value-type="string">
            <text:p text:style-name="P15">Object</text:p>
          </table:table-cell>
        </table:table-row>
        <table:table-row table:style-name="Tabelle3.1">
          <table:table-cell table:style-name="Tabelle3.A3" office:value-type="string">
            <text:p text:style-name="P19">BeamerMobs.Beamer</text:p>
          </table:table-cell>
          <table:table-cell table:style-name="Tabelle3.A3" office:value-type="string">
            <text:p text:style-name="P20">MoosBeamer.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9">BeamerFramework</text:p>
          </table:table-cell>
          <table:table-cell table:style-name="Tabelle3.A3" office:value-type="string">
            <text:p text:style-name="P15">SscBeamerManager.x3d</text:p>
          </table:table-cell>
          <table:table-cell table:style-name="Tabelle3.A3" office:value-type="string">
            <text:p text:style-name="P14">SscBeamerManager</text:p>
          </table:table-cell>
          <table:table-cell table:style-name="Tabelle3.A2" office:value-type="string">
            <text:p text:style-name="Table_20_Contents">Frame / SSC</text:p>
          </table:table-cell>
        </table:table-row>
      </table:table>
      <text:p text:style-name="Table_20__28_user_29_">Table <text:sequence text:ref-name="refTable0" text:name="Table" text:formula="ooow:Table+1" style:num-format="1">1</text:sequence>: Subsystems and tracer instances provided by simulrr.sourceforge.net</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Table_20_Heading">Subsystem</text:p>
            </table:table-cell>
            <table:table-cell table:style-name="Tabelle4.A1" office:value-type="string">
              <text:p text:style-name="Table_20_Heading">File(s)</text:p>
            </table:table-cell>
            <table:table-cell table:style-name="Tabelle4.A1" office:value-type="string">
              <text:p text:style-name="Table_20_Heading">Instance(s)</text:p>
            </table:table-cell>
            <table:table-cell table:style-name="Tabelle4.D1" office:value-type="string">
              <text:p text:style-name="Table_20_Heading">Use Case(s)</text:p>
            </table:table-cell>
          </table:table-row>
        </table:table-header-rows>
        <table:table-row table:style-name="Tabelle4.2">
          <table:table-cell table:style-name="Tabelle4.A2" table:number-columns-spanned="4" office:value-type="string">
            <text:p text:style-name="P25">Example Basic MIDAS Objects (sms/)</text:p>
          </table:table-cell>
          <table:covered-table-cell/>
          <table:covered-table-cell/>
          <table:covered-table-cell/>
        </table:table-row>
        <table:table-row table:style-name="Tabelle4.1">
          <table:table-cell table:style-name="Tabelle4.A3" office:value-type="string">
            <text:p text:style-name="P18">BasicMobs.AvatarContainer</text:p>
          </table:table-cell>
          <table:table-cell table:style-name="Tabelle4.A3" office:value-type="string">
            <text:p text:style-name="P22">MoosAvatarContainer.x3d</text:p>
          </table:table-cell>
          <table:table-cell table:style-name="Tabelle4.A3" office:value-type="string">
            <text:p text:style-name="P14">&lt;extObjId&gt;.Control</text:p>
          </table:table-cell>
          <table:table-cell table:style-name="Tabelle4.D3" office:value-type="string">
            <text:p text:style-name="P15">Object</text:p>
            <text:p text:style-name="P15">Astral Object</text:p>
          </table:table-cell>
        </table:table-row>
        <table:table-row table:style-name="Tabelle4.1">
          <table:table-cell table:style-name="Tabelle4.A3" office:value-type="string">
            <text:p text:style-name="P19">BasicMobs.Trigger</text:p>
          </table:table-cell>
          <table:table-cell table:style-name="Tabelle4.A3" office:value-type="string">
            <text:p text:style-name="P20">MoosTrigger.x3d</text:p>
            <text:p text:style-name="P20">MoosTriggerNs.x3d</text:p>
          </table:table-cell>
          <table:table-cell table:style-name="Tabelle4.A3" office:value-type="string">
            <text:p text:style-name="P14">&lt;extObjId&gt;.Control</text:p>
          </table:table-cell>
          <table:table-cell table:style-name="Tabelle4.D3" table:number-rows-spanned="9" office:value-type="string">
            <text:p text:style-name="P15">Object</text:p>
          </table:table-cell>
        </table:table-row>
        <table:table-row table:style-name="Tabelle4.1">
          <table:table-cell table:style-name="Tabelle4.A3" table:number-rows-spanned="2" office:value-type="string">
            <text:p text:style-name="P23">BasicMobs.BinarySwitch</text:p>
          </table:table-cell>
          <table:table-cell table:style-name="Tabelle4.A3" table:number-rows-spanned="2" office:value-type="string">
            <text:p text:style-name="P20">MoosSwitchA.x3d</text:p>
            <text:p text:style-name="P20">MoosSwitchA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16">BasicMobs.NwaySwitch</text:p>
          </table:table-cell>
          <table:table-cell table:style-name="Tabelle4.A3" table:number-rows-spanned="2" office:value-type="string">
            <text:p text:style-name="P20">MoosSwitchB.x3d</text:p>
            <text:p text:style-name="P20">MoosSwitchB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23">BasicMobs.CarouselDrive</text:p>
          </table:table-cell>
          <table:table-cell table:style-name="Tabelle4.A3" table:number-rows-spanned="2" office:value-type="string">
            <text:p text:style-name="P20">MoosDriveA.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19">BasicMobs.Creator</text:p>
          </table:table-cell>
          <table:table-cell table:style-name="Tabelle4.A3" table:number-rows-spanned="2" office:value-type="string">
            <text:p text:style-name="P20">MoosCreator.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2">
          <table:table-cell table:style-name="Tabelle4.A2" table:number-columns-spanned="4" office:value-type="string">
            <text:p text:style-name="P25">SMUOS Framework (sms/)</text:p>
          </table:table-cell>
          <table:covered-table-cell/>
          <table:covered-table-cell/>
          <table:covered-table-cell/>
        </table:table-row>
        <table:table-row table:style-name="Tabelle4.1">
          <table:table-cell table:style-name="Tabelle4.A3" table:number-rows-spanned="6" office:value-type="string">
            <text:p text:style-name="P19">MidasBase</text:p>
          </table:table-cell>
          <table:table-cell table:style-name="Tabelle4.A3" table:number-rows-spanned="2" office:value-type="string">
            <text:p text:style-name="P20">MibAnim.x3d</text:p>
            <text:p text:style-name="P20">MibAnimNs.x3d</text:p>
          </table:table-cell>
          <table:table-cell table:style-name="Tabelle4.A3" office:value-type="string">
            <text:p text:style-name="P14">&lt;extObjId&gt;.Control</text:p>
          </table:table-cell>
          <table:table-cell table:style-name="Tabelle4.D3" table:number-rows-spanned="6" office:value-type="string">
            <text:p text:style-name="P15">Object</text:p>
          </table: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covered-table-cell/>
          <table:table-cell table:style-name="Tabelle4.A3" table:number-rows-spanned="2" office:value-type="string">
            <text:p text:style-name="P20">MibStandard.x3d</text:p>
            <text:p text:style-name="P20">MibStandard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covered-table-cell/>
          <table:table-cell table:style-name="Tabelle4.A3" office:value-type="string">
            <text:p text:style-name="P20">MibNoState.x3d</text:p>
          </table:table-cell>
          <table:table-cell table:style-name="Tabelle4.A3" office:value-type="string">
            <text:p text:style-name="P14">&lt;extObjId&gt;.Control</text:p>
          </table:table-cell>
          <table:covered-table-cell/>
        </table:table-row>
        <table:table-row table:style-name="Tabelle4.1">
          <table:covered-table-cell/>
          <table:table-cell table:style-name="Tabelle4.A3" office:value-type="string">
            <text:p text:style-name="P20">MibCore.x3d</text:p>
          </table:table-cell>
          <table:table-cell table:style-name="Tabelle4.A3" office:value-type="string">
            <text:p text:style-name="P14">&lt;extObjId&gt;.Control</text:p>
          </table:table-cell>
          <table:covered-table-cell/>
        </table:table-row>
        <table:table-row table:style-name="Tabelle4.1">
          <table:table-cell table:style-name="Tabelle4.A3" table:number-rows-spanned="7" office:value-type="string">
            <text:p text:style-name="P19">SmsFramework</text:p>
          </table:table-cell>
          <table:table-cell table:style-name="Tabelle4.A3" office:value-type="string">
            <text:p text:style-name="P20">McBase.x3d</text:p>
          </table:table-cell>
          <table:table-cell table:style-name="Tabelle4.A3" office:value-type="string">
            <text:p text:style-name="P14">&lt;moduleName&gt;.Coord</text:p>
          </table:table-cell>
          <table:table-cell table:style-name="Tabelle4.D3" office:value-type="string">
            <text:p text:style-name="Table_20_Contents">Module / MC</text:p>
          </table:table-cell>
        </table:table-row>
        <table:table-row table:style-name="Tabelle4.1">
          <table:covered-table-cell/>
          <table:table-cell table:style-name="Tabelle4.A3" table:number-rows-spanned="4" office:value-type="string">
            <text:p text:style-name="P20">SscDispatcher.x3d</text:p>
            <text:p text:style-name="P20">SscDispatcherNs.x3d</text:p>
          </table:table-cell>
          <table:table-cell table:style-name="Tabelle4.A3" office:value-type="string">
            <text:p text:style-name="P14">&lt;moduleName&gt;.Client</text:p>
          </table:table-cell>
          <table:table-cell table:style-name="Tabelle4.D3" table:number-rows-spanned="4" office:value-type="string">
            <text:p text:style-name="Table_20_Contents">Frame / SSC</text:p>
          </table:table-cell>
        </table:table-row>
        <table:table-row table:style-name="Tabelle4.1">
          <table:covered-table-cell/>
          <table:covered-table-cell/>
          <table:table-cell table:style-name="Tabelle4.A3" office:value-type="string">
            <text:p text:style-name="P14">&lt;uocName&gt;.Client</text:p>
          </table:table-cell>
          <table:covered-table-cell/>
        </table:table-row>
        <table:table-row table:style-name="Tabelle4.1">
          <table:covered-table-cell/>
          <table:covered-table-cell/>
          <table:table-cell table:style-name="Tabelle4.A3" office:value-type="string">
            <text:p text:style-name="P14">&lt;moduleName&gt;.Server</text:p>
          </table:table-cell>
          <table:covered-table-cell/>
        </table:table-row>
        <table:table-row table:style-name="Tabelle4.1">
          <table:covered-table-cell/>
          <table:covered-table-cell/>
          <table:table-cell table:style-name="Tabelle4.A3" office:value-type="string">
            <text:p text:style-name="P14">&lt;uocName&gt;.Server</text:p>
          </table:table-cell>
          <table:covered-table-cell/>
        </table:table-row>
        <table:table-row table:style-name="Tabelle4.1">
          <table:covered-table-cell/>
          <table:table-cell table:style-name="Tabelle4.A3" office:value-type="string">
            <text:p text:style-name="P20">SscBase.x3d</text:p>
          </table:table-cell>
          <table:table-cell table:style-name="Tabelle4.A3" office:value-type="string">
            <text:p text:style-name="P14">Base-#parm.Control</text:p>
          </table:table-cell>
          <table:table-cell table:style-name="Tabelle4.D3" office:value-type="string">
            <text:p text:style-name="Table_20_Contents">SSC Parameter</text:p>
          </table:table-cell>
        </table:table-row>
        <table:table-row table:style-name="Tabelle4.1">
          <table:covered-table-cell/>
          <table:table-cell table:style-name="Tabelle4.A3" table:number-rows-spanned="2" office:value-type="string">
            <text:p text:style-name="P20">SscBase.x3d</text:p>
            <text:p text:style-name="P20">SscBaseNs.x3d</text:p>
          </table:table-cell>
          <table:table-cell table:style-name="Tabelle4.A3" office:value-type="string">
            <text:p text:style-name="P14">SscBase</text:p>
          </table:table-cell>
          <table:table-cell table:style-name="Tabelle4.D3" table:number-rows-spanned="2" office:value-type="string">
            <text:p text:style-name="Table_20_Contents">Frame / SSC</text:p>
          </table:table-cell>
        </table:table-row>
        <table:table-row table:style-name="Tabelle4.1">
          <table:table-cell table:style-name="Tabelle4.A3" office:value-type="string">
            <text:p text:style-name="P19">CentralController</text:p>
          </table:table-cell>
          <table:covered-table-cell/>
          <table:table-cell table:style-name="Tabelle4.A3" office:value-type="string">
            <text:p text:style-name="P14">CommControl</text:p>
          </table:table-cell>
          <table:covered-table-cell/>
        </table:table-row>
        <table:table-row table:style-name="Tabelle4.1">
          <table:table-cell table:style-name="Tabelle4.A3" table:number-rows-spanned="2" office:value-type="string">
            <text:p text:style-name="P19">SmsBase</text:p>
          </table:table-cell>
          <table:table-cell table:style-name="Tabelle4.A3" office:value-type="string">
            <text:p text:style-name="P15">SmsDispatcherStub.x3d</text:p>
          </table:table-cell>
          <table:table-cell table:style-name="Tabelle4.A3" office:value-type="string">
            <text:p text:style-name="P14">&lt;extObjId&gt;.ObCo</text:p>
          </table:table-cell>
          <table:table-cell table:style-name="Tabelle4.D3" office:value-type="string">
            <text:p text:style-name="Table_20_Contents">Object</text:p>
            <text:p text:style-name="Table_20_Contents">SSC Parameter</text:p>
          </table:table-cell>
        </table:table-row>
        <table:table-row table:style-name="Tabelle4.1">
          <table:covered-table-cell/>
          <table:table-cell table:style-name="Tabelle4.A3" office:value-type="string">
            <text:p text:style-name="P20">SmsTracer.x3d</text:p>
          </table:table-cell>
          <table:table-cell table:style-name="Tabelle4.A3" office:value-type="string">
            <text:p text:style-name="P14">-----</text:p>
          </table:table-cell>
          <table:table-cell table:style-name="Tabelle4.D3" office:value-type="string">
            <text:p text:style-name="Table_20_Contents">-----</text:p>
          </table:table-cell>
        </table:table-row>
      </table:table>
      <text:p text:style-name="Table_20__28_user_29_">Table <text:sequence text:ref-name="refTable1" text:name="Table" text:formula="ooow:Table+1" style:num-format="1">2</text:sequence>: Subsystems and tracer instances provided by smuos.sourceforge.net</text:p>
      <text:h text:style-name="Heading_20_1" text:outline-level="1"><text:soft-page-break/>The Prototypes SmsTracer and SmsDispatcherStub</text:h>
      <text:h text:style-name="Heading_20_2" text:outline-level="2">Overview</text:h>
      <text:p text:style-name="Text_20_body">Besides all the other functionalities the SMUOS framework provides two very basic prototypes,</text:p>
      <text:list xml:id="list8093973280462314533" text:style-name="L6">
        <text:list-item>
          <text:p text:style-name="P34">the SMS Tracer prototype "SmsTracer" and</text:p>
        </text:list-item>
        <text:list-item>
          <text:p text:style-name="P34">the SMS Dispatcher Stub prototype "SmsDispatcherStub".</text:p>
        </text:list-item>
      </text:list>
      <text:p text:style-name="Text_20_body">The <text:span text:style-name="T1">dispatcher stub</text:span> uses the eiDisp interface to register for information that is provided by some user.</text:p>
      <text:p text:style-name="Text_20_body">Any user can send information to a MIDAS object or to an SSC parameter, given that object has initialized its dispatcher stub and hence the dispatcher stub has announced at the SSC dispatcher.</text:p>
      <text:p text:style-name="Text_20_body">Therefore the user addresses the destination object by its &lt;extObjId&gt; and releases the information to the SSC, using either of the interfaces uiControl, iiControl or eiControl.</text:p>
      <text:p text:style-name="Text_20_body">The <text:span text:style-name="T1">SMS Tracer</text:span> is used by all prototypes of the SMUOS framework (including the dispatcher stub) to output errors, info and debug logs to the Web3D Browser console.</text:p>
      <text:p text:style-name="Text_20_body">Additionally, the logs are output at the uiControl interface and can be processed by the frame of the SMS.</text:p>
      <text:p text:style-name="Text_20_body">We have tried hard to keep the tracer output very systematic, therefore enabling the (semi-) auto­matic processing of logs for graphical display.</text:p>
      <text:h text:style-name="Heading_20_2" text:outline-level="2">Parameters of a Tracer Instance</text:h>
      <text:p text:style-name="Text_20_body">Each instance of the SmsTracer prototype holds following vital parameters:</text:p>
      <text:h text:style-name="Heading_20_3" text:outline-level="3">Parameters Identifying the tracer instance</text:h>
      <text:p text:style-name="Text_20_body">Following parameters identify the tracer instance and are always present in the tracer output:</text:p>
      <text:list xml:id="list8516111586943780063" text:style-name="L7">
        <text:list-item>
          <text:p text:style-name="P35">instanceId (SFString) – ID of the tracer instance (see chapter <text:bookmark-ref text:reference-format="number" text:ref-name="__RefHeading__1458_102612078"> 3 </text:bookmark-ref> for examples)</text:p>
        </text:list-item>
        <text:list-item>
          <text:p text:style-name="P35">subsystem (SFString) / fileName (SFString) – subsystem and file, where the tracer is instantiated (see chapter <text:bookmark-ref text:reference-format="number" text:ref-name="__RefHeading__1458_102612078"> 3 </text:bookmark-ref> for examples)</text:p>
        </text:list-item>
        <text:list-item>
          <text:p text:style-name="P35">ssVersion (SFString) – version of the subsystem</text:p>
        </text:list-item>
      </text:list>
      <text:h text:style-name="P46" text:outline-level="3">Parameters Identifying the Use Case</text:h>
      <text:p text:style-name="Text_20_body">The SmsTracer prototype may be used for each of several use cases:</text:p>
      <text:list xml:id="list6182005230540332411" text:style-name="L8">
        <text:list-item>
          <text:p text:style-name="P36">tracer instance in the frame or in the SSC</text:p>
        </text:list-item>
        <text:list-item>
          <text:p text:style-name="P36">tracer instance in an astral object (this is an exceptional case)</text:p>
        </text:list-item>
        <text:list-item>
          <text:p text:style-name="P36">tracer instance in a module or in the MC</text:p>
        </text:list-item>
        <text:list-item>
          <text:p text:style-name="P36">tracer instance in a bound object</text:p>
        </text:list-item>
        <text:list-item>
          <text:p text:style-name="P36">tracer instance in an SSC parameter object (#parm) or in an unbound object</text:p>
        </text:list-item>
      </text:list>
      <text:p text:style-name="Text_20_body">The use cases are identified as follows:</text:p>
      <table:table table:name="Tabelle1" table:style-name="Tabelle1">
        <table:table-column table:style-name="Tabelle1.A"/>
        <table:table-column table:style-name="Tabelle1.B" table:number-columns-repeated="2"/>
        <table:table-column table:style-name="Tabelle1.D"/>
        <table:table-header-rows>
          <table:table-row>
            <table:table-cell table:style-name="Tabelle1.A1" office:value-type="string">
              <text:p text:style-name="Table_20_Contents">Use Case</text:p>
            </table:table-cell>
            <table:table-cell table:style-name="Tabelle1.A1" office:value-type="string">
              <text:p text:style-name="P13">universalObjectClass</text:p>
            </table:table-cell>
            <table:table-cell table:style-name="Tabelle1.A1" office:value-type="string">
              <text:p text:style-name="P13">objId</text:p>
            </table:table-cell>
            <table:table-cell table:style-name="Tabelle1.D1" office:value-type="string">
              <text:p text:style-name="P13">modParam</text:p>
            </table:table-cell>
          </table:table-row>
        </table:table-header-rows>
        <table:table-row>
          <table:table-cell table:style-name="Tabelle1.A2" office:value-type="string">
            <text:p text:style-name="Table_20_Contents">Frame / SSC</text:p>
          </table:table-cell>
          <table:table-cell table:style-name="Tabelle1.A2" office:value-type="string">
            <text:p text:style-name="P13">-</text:p>
          </table:table-cell>
          <table:table-cell table:style-name="Tabelle1.A2" office:value-type="string">
            <text:p text:style-name="P13">-</text:p>
          </table:table-cell>
          <table:table-cell table:style-name="Tabelle1.D2" office:value-type="string">
            <text:p text:style-name="P13">-</text:p>
          </table:table-cell>
        </table:table-row>
        <table:table-row>
          <table:table-cell table:style-name="Tabelle1.A2" office:value-type="string">
            <text:p text:style-name="Table_20_Contents">Astral Object</text:p>
          </table:table-cell>
          <table:table-cell table:style-name="Tabelle1.A2" office:value-type="string">
            <text:p text:style-name="P13">-</text:p>
          </table:table-cell>
          <table:table-cell table:style-name="Tabelle1.A2" office:value-type="string">
            <text:p text:style-name="P13">present</text:p>
          </table:table-cell>
          <table:table-cell table:style-name="Tabelle1.D2" office:value-type="string">
            <text:p text:style-name="P13">-</text:p>
          </table:table-cell>
        </table:table-row>
        <table:table-row>
          <table:table-cell table:style-name="Tabelle1.A2" office:value-type="string">
            <text:p text:style-name="Table_20_Contents">Module / MC</text:p>
          </table:table-cell>
          <table:table-cell table:style-name="Tabelle1.A2" office:value-type="string">
            <text:p text:style-name="P13">-</text:p>
          </table:table-cell>
          <table:table-cell table:style-name="Tabelle1.A2" office:value-type="string">
            <text:p text:style-name="P13">-</text:p>
          </table:table-cell>
          <table:table-cell table:style-name="Tabelle1.D2" office:value-type="string">
            <text:p text:style-name="P13">present</text:p>
          </table:table-cell>
        </table:table-row>
        <table:table-row>
          <table:table-cell table:style-name="Tabelle1.A2" office:value-type="string">
            <text:p text:style-name="Table_20_Contents">Bound Object</text:p>
          </table:table-cell>
          <table:table-cell table:style-name="Tabelle1.A2" office:value-type="string">
            <text:p text:style-name="P13">-</text:p>
          </table:table-cell>
          <table:table-cell table:style-name="Tabelle1.A2" office:value-type="string">
            <text:p text:style-name="P13">present</text:p>
          </table:table-cell>
          <table:table-cell table:style-name="Tabelle1.D2" office:value-type="string">
            <text:p text:style-name="P13">present</text:p>
          </table:table-cell>
        </table:table-row>
        <table:table-row>
          <table:table-cell table:style-name="Tabelle1.A2" office:value-type="string">
            <text:p text:style-name="Table_20_Contents">Forbidden Use Case</text:p>
          </table:table-cell>
          <table:table-cell table:style-name="Tabelle1.A2" office:value-type="string">
            <text:p text:style-name="P13">present</text:p>
          </table:table-cell>
          <table:table-cell table:style-name="Tabelle1.A2" office:value-type="string">
            <text:p text:style-name="P13">-</text:p>
          </table:table-cell>
          <table:table-cell table:style-name="Tabelle1.D2" office:value-type="string">
            <text:p text:style-name="P13">don't care</text:p>
          </table:table-cell>
        </table:table-row>
        <table:table-row>
          <table:table-cell table:style-name="Tabelle1.A2" office:value-type="string">
            <text:p text:style-name="Table_20_Contents">Unbound Object / SSC Parm</text:p>
          </table:table-cell>
          <table:table-cell table:style-name="Tabelle1.A2" office:value-type="string">
            <text:p text:style-name="P13">present</text:p>
          </table:table-cell>
          <table:table-cell table:style-name="Tabelle1.A2" office:value-type="string">
            <text:p text:style-name="P13">present</text:p>
          </table:table-cell>
          <table:table-cell table:style-name="Tabelle1.D2" office:value-type="string">
            <text:p text:style-name="P13">don't care</text:p>
          </table:table-cell>
        </table:table-row>
      </table:table>
      <text:p text:style-name="Table_20__28_user_29_">Table <text:sequence text:ref-name="refTable2" text:name="Table" text:formula="ooow:Table+1" style:num-format="1">3</text:sequence>: How to identify the use case of a tracer instance</text:p>
      <text:p text:style-name="Text_20_body">Following parameters are present in the tracer output dependent on the use case:</text:p>
      <table:table table:name="Tabelle2" table:style-name="Tabelle2">
        <table:table-column table:style-name="Tabelle2.A"/>
        <table:table-column table:style-name="Tabelle2.B"/>
        <table:table-header-rows>
          <table:table-row>
            <table:table-cell table:style-name="Tabelle2.A1" office:value-type="string">
              <text:p text:style-name="Table_20_Contents">Use Case</text:p>
            </table:table-cell>
            <table:table-cell table:style-name="Tabelle2.B1" office:value-type="string">
              <text:p text:style-name="P13">Additional Output Parameters</text:p>
              <text:p text:style-name="P13">(except instanceId, subsystem, fileName and ssVersion)</text:p>
            </table:table-cell>
          </table:table-row>
        </table:table-header-rows>
        <table:table-row>
          <table:table-cell table:style-name="Tabelle2.A2" office:value-type="string">
            <text:p text:style-name="Table_20_Contents">Frame / SSC</text:p>
          </table:table-cell>
          <table:table-cell table:style-name="Tabelle2.B2" office:value-type="string">
            <text:p text:style-name="P13">none</text:p>
          </table:table-cell>
        </table:table-row>
        <table:table-row>
          <table:table-cell table:style-name="Tabelle2.A2" office:value-type="string">
            <text:p text:style-name="Table_20_Contents">Astral Object</text:p>
          </table:table-cell>
          <table:table-cell table:style-name="Tabelle2.B2" office:value-type="string">
            <text:p text:style-name="P13">objId=&lt;object ID of the astral object&gt;</text:p>
          </table:table-cell>
        </table:table-row>
        <table:table-row>
          <table:table-cell table:style-name="Tabelle2.A2" office:value-type="string">
            <text:p text:style-name="Table_20_Contents">Module / MC</text:p>
          </table:table-cell>
          <table:table-cell table:style-name="Tabelle2.B2" office:value-type="string">
            <text:p text:style-name="P13">moduleName=&lt;name of the module&gt;</text:p>
          </table:table-cell>
        </table:table-row>
        <table:table-row>
          <table:table-cell table:style-name="Tabelle2.A2" office:value-type="string">
            <text:p text:style-name="Table_20_Contents">Bound Object</text:p>
          </table:table-cell>
          <table:table-cell table:style-name="Tabelle2.B2" office:value-type="string">
            <text:p text:style-name="P13">objId=&lt;object ID of the bound object&gt;</text:p>
            <text:p text:style-name="P13">moduleName=&lt;name of the module&gt; </text:p>
          </table:table-cell>
        </table:table-row>
        <table:table-row>
          <table:table-cell table:style-name="Tabelle2.A2" office:value-type="string">
            <text:p text:style-name="Table_20_Contents">Forbidden Use Case</text:p>
          </table:table-cell>
          <table:table-cell table:style-name="Tabelle2.B2" office:value-type="string">
            <text:p text:style-name="P12">N/A</text:p>
          </table:table-cell>
        </table:table-row>
        <table:table-row>
          <table:table-cell table:style-name="Tabelle2.A2" office:value-type="string">
            <text:p text:style-name="Table_20_Contents">Unbound Object / SSC Parm</text:p>
          </table:table-cell>
          <table:table-cell table:style-name="Tabelle2.B2" office:value-type="string">
            <text:p text:style-name="P13">objId=&lt;object ID of the object&gt;</text:p>
            <text:p text:style-name="P13">moduleName=&lt;name of the parent module, if available&gt;</text:p>
          </table:table-cell>
        </table:table-row>
      </table:table>
      <text:p text:style-name="Table_20__28_user_29_">Table <text:sequence text:ref-name="refTable3" text:name="Table" text:formula="ooow:Table+1" style:num-format="1">4</text:sequence>: Important output of a tracer instance by use case</text:p>
      <text:p text:style-name="Text_20_body">Note: Sometimes we denote an "aggregated" use case "Object". This use case means a tracer instance may be used either in bound objects or in unbound objects, depending on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Objekt_20_mit_20_Pfeilspitze" style:display-name="Objekt mit Pfeilspitze"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loext:contextual-spacing="false" fo:margin="100%" fo:margin-left="0cm" fo:margin-right="0cm" fo:margin-top="0cm" fo:margin-bottom="0cm" fo:text-align="start"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loext:contextual-spacing="false" fo:margin="100%" fo:margin-left="0cm" fo:margin-right="0cm" fo:margin-top="0cm" fo:margin-bottom="0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loext:contextual-spacing="false" fo:margin="100%" fo:margin-left="0cm" fo:margin-right="0.199cm" fo:margin-top="0.101cm" fo:margin-bottom="0.101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loext:contextual-spacing="false"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loext:contextual-spacing="false"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loext:contextual-spacing="false"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Standard_7e_LT_7e_Gliederung_20_2" style:display-name="Standard~LT~Gliederung 2" style:family="paragraph" style:parent-style-name="Standard_7e_LT_7e_Gliederung_20_1" style:default-outline-level="">
      <style:paragraph-properties loext:contextual-spacing="false"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loext:contextual-spacing="false"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loext:contextual-spacing="false"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Standard_7e_LT_7e_Untertitel" style:display-name="Standard~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Standard_7e_LT_7e_Notizen" style:display-name="Standard~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loext:contextual-spacing="false" fo:margin="100%" fo:margin-left="0cm" fo:margin-right="0cm" fo:margin-top="0cm" fo:margin-bottom="0cm" fo:text-align="start" style:justify-single-word="false" fo:orphans="2" fo:widows="2" fo:text-indent="0cm"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ay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ay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w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w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w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lu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lu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lu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un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un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un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Gliederung_20_1" style:display-name="Gliederung 1" style:family="paragraph" style:default-outline-level="">
      <style:paragraph-properties loext:contextual-spacing="false"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Gliederung_20_2" style:display-name="Gliederung 2" style:family="paragraph" style:parent-style-name="Gliederung_20_1" style:default-outline-level="">
      <style:paragraph-properties loext:contextual-spacing="false"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loext:contextual-spacing="false"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loext:contextual-spacing="false"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Hibernation Report 003<text:tab/>Tracer Leaflet / LAN Party #3<text:tab/>Version 2.0 / 16. Dez 2017</text:p>
        <text:p text:style-name="Header">This text is a service of <text:a xlink:type="simple" xlink:href="https://github.com/christoph-v/spark">https://github.com/christoph-v/spark</text:a></text:p>
      </style:header>
      <style:footer>
        <text:p text:style-name="Footer"><text:tab/>Seite <text:page-number text:select-page="current">23</text:page-number> von <text:page-count>23</text:page-count><text:tab/>C. Valentin</text:p>
      </style:footer>
    </style:master-page>
    <style:master-page style:name="Landscape" style:page-layout-name="Mpm2">
      <style:header>
        <text:p text:style-name="Header">Hibernation Report 003<text:tab/>Tracer Leaflet / LAN Party #3<text:tab/>Version 2.0 / 16. Dez 2017</text:p>
      </style:header>
      <style:footer>
        <text:p text:style-name="Footer"><text:tab/>Seite <text:page-number text:select-page="current">18</text:page-number> von <text:page-count>2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58M35S</meta:editing-duration>
    <meta:editing-cycles>200</meta:editing-cycles>
    <meta:generator>OpenOffice.org/3.4$Win32 OpenOffice.org_project/340m1$Build-9590</meta:generator>
    <dc:date>2017-12-15T18:43:27.74</dc:date>
    <meta:document-statistic meta:table-count="4" meta:image-count="0" meta:object-count="7" meta:page-count="23" meta:paragraph-count="431" meta:word-count="2753" meta:character-count="186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P10" style:family="paragraph">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tyle="italic" fo:font-weight="bold" style:font-style-asian="italic" style:font-weight-asian="bold" style:font-style-complex="italic" style:font-weight-complex="bold"/>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01cm" svg:height="8.6cm" svg:x="0cm" svg:y="4.199cm">
          <text:p text:style-name="P1"><text:span text:style-name="T1">&lt;Subsystem&gt;</text:span></text:p>
        </draw:rect>
        <draw:rect draw:style-name="gr2" draw:text-style-name="P3" xml:id="id1" draw:id="id1" draw:layer="layout" svg:width="5.501cm" svg:height="1.2cm" svg:x="0.6cm" svg:y="9.3cm">
          <text:p text:style-name="P1"><text:span text:style-name="T2">&lt;instanceId&gt;</text:span></text:p>
        </draw:rect>
        <draw:rect draw:style-name="gr3" draw:text-style-name="P3" draw:layer="layout" svg:width="5.502cm" svg:height="1.2cm" svg:x="0.6cm" svg:y="5.4cm">
          <text:p text:style-name="P1"><text:span text:style-name="T2">&lt;instanceId&gt;</text:span></text:p>
        </draw:rect>
        <draw:rect draw:style-name="gr4" draw:text-style-name="P3" draw:layer="layout" svg:width="5.501cm" svg:height="1.2cm" svg:x="0.599cm" svg:y="7.3cm">
          <text:p text:style-name="P1"><text:span text:style-name="T2">&lt;instanceId&gt;</text:span></text:p>
        </draw:rect>
        <draw:rect draw:style-name="gr5" draw:text-style-name="P4" draw:layer="layout" svg:width="7.599cm" svg:height="1.2cm" svg:x="0.001cm" svg:y="0cm">
          <text:p text:style-name="P1"><text:span text:style-name="T3">SMS</text:span></text:p>
        </draw:rect>
        <draw:rect draw:style-name="gr6" draw:text-style-name="P1" draw:layer="layout" svg:width="7.5cm" svg:height="1.3cm" svg:x="0.1cm" svg:y="1.4cm">
          <text:p text:style-name="P1">Model / Module / Frame</text:p>
        </draw:rect>
        <draw:line draw:style-name="gr7" draw:text-style-name="P1" draw:layer="layout" svg:x1="7.6cm" svg:y1="2.1cm" svg:x2="8.3cm" svg:y2="2.1cm">
          <text:p/>
        </draw:line>
        <draw:frame draw:style-name="gr8" draw:text-style-name="P5" draw:layer="layout" svg:width="1.302cm" svg:height="0.729cm" svg:x="8.202cm" svg:y="1.7cm">
          <draw:text-box>
            <text:p><text:span text:style-name="T4">mi...</text:span></text:p>
          </draw:text-box>
        </draw:frame>
        <draw:line draw:style-name="gr7" draw:text-style-name="P1" draw:layer="layout" svg:x1="3.901cm" svg:y1="5.4cm" svg:x2="3.901cm" svg:y2="4.7cm">
          <text:p/>
        </draw:line>
        <draw:frame draw:style-name="gr8" draw:text-style-name="P5" draw:layer="layout" svg:width="1.188cm" svg:height="0.729cm" svg:x="3.701cm" svg:y="4.1cm">
          <draw:text-box>
            <text:p><text:span text:style-name="T4">ui...</text:span></text:p>
          </draw:text-box>
        </draw:frame>
        <draw:connector draw:style-name="gr9" draw:text-style-name="P6" draw:layer="layout" svg:x1="3.351cm" svg:y1="6.6cm" svg:x2="3.349cm" svg:y2="7.3cm" svg:d="M3351 6600v350h-2v350" svg:viewBox="0 0 3 701">
          <text:p/>
        </draw:connector>
        <draw:connector draw:style-name="gr10" draw:text-style-name="P7" draw:layer="layout" svg:x1="3.35cm" svg:y1="10.5cm" svg:x2="3.35cm" svg:y2="11.2cm" draw:start-shape="id1" draw:start-glue-point="2" draw:end-shape="id2" draw:end-glue-point="0" svg:d="M3350 10500v700" svg:viewBox="0 0 1 701">
          <text:p/>
        </draw:connector>
        <draw:rect draw:style-name="gr11" draw:text-style-name="P8" draw:layer="layout" svg:width="2.1cm" svg:height="0.7cm" svg:x="0.055cm" svg:y="3.1cm">
          <text:p text:style-name="P1"><text:span text:style-name="T5">MOB</text:span></text:p>
        </draw:rect>
        <draw:line draw:style-name="gr7" draw:text-style-name="P1" draw:layer="layout" svg:x1="2.205cm" svg:y1="3.501cm" svg:x2="2.905cm" svg:y2="3.501cm">
          <text:p/>
        </draw:line>
        <draw:frame draw:style-name="gr8" draw:text-style-name="P5" draw:layer="layout" svg:width="1.493cm" svg:height="0.729cm" svg:x="2.807cm" svg:y="3.101cm">
          <draw:text-box>
            <text:p><text:span text:style-name="T4">uiObj</text:span></text:p>
          </draw:text-box>
        </draw:frame>
        <draw:frame draw:style-name="gr8" draw:text-style-name="P9" draw:layer="layout" svg:width="1.603cm" svg:height="0.962cm" svg:x="3.735cm" svg:y="10.3cm">
          <draw:text-box>
            <text:p><text:span text:style-name="T6">ni...</text:span></text:p>
          </draw:text-box>
        </draw:frame>
        <draw:frame draw:style-name="gr8" draw:text-style-name="P5" draw:layer="layout" svg:width="1.044cm" svg:height="0.729cm" svg:x="3.456cm" svg:y="6.671cm">
          <draw:text-box>
            <text:p><text:span text:style-name="T4">ii...</text:span></text:p>
          </draw:text-box>
        </draw:frame>
        <draw:frame draw:style-name="gr8" draw:text-style-name="P10" draw:layer="layout" svg:width="12.995cm" svg:height="0.806cm" svg:x="9.743cm" svg:y="0.2cm">
          <draw:text-box>
            <text:p><text:span text:style-name="T7">...Simple Multiuser Scene using the SMUOS <text:s/>Framework</text:span></text:p>
          </draw:text-box>
        </draw:frame>
        <draw:frame draw:style-name="gr8" draw:text-style-name="P10" draw:layer="layout" svg:width="12.779cm" svg:height="0.806cm" svg:x="9.744cm" svg:y="1.3cm">
          <draw:text-box>
            <text:p><text:span text:style-name="T7">...Element provided by an author. It provides a minimum</text:span></text:p>
          </draw:text-box>
        </draw:frame>
        <draw:frame draw:style-name="gr8" draw:text-style-name="P10" draw:layer="layout" svg:width="10.019cm" svg:height="0.806cm" svg:x="9.744cm" svg:y="3cm">
          <draw:text-box>
            <text:p><text:span text:style-name="T7">...MIDAS Object provided by a programmer</text:span></text:p>
          </draw:text-box>
        </draw:frame>
        <draw:frame draw:style-name="gr8" draw:text-style-name="P10" draw:layer="layout" svg:width="9.333cm" svg:height="0.806cm" svg:x="9.745cm" svg:y="4.1cm">
          <draw:text-box>
            <text:p><text:span text:style-name="T7">...Subsystem of the SMUOS Framework</text:span></text:p>
          </draw:text-box>
        </draw:frame>
        <draw:frame draw:style-name="gr8" draw:text-style-name="P10" draw:layer="layout" svg:width="10.167cm" svg:height="0.806cm" svg:x="10.446cm" svg:y="5.1cm">
          <draw:text-box>
            <text:p><text:span text:style-name="T7">...containing an object related instance (red)</text:span></text:p>
          </draw:text-box>
        </draw:frame>
        <draw:connector draw:style-name="gr9" draw:text-style-name="P6" draw:layer="layout" svg:x1="3.365cm" svg:y1="8.5cm" svg:x2="3.363cm" svg:y2="9.2cm" svg:d="M3365 8500v350h-2v350" svg:viewBox="0 0 3 701">
          <text:p/>
        </draw:connector>
        <draw:frame draw:style-name="gr8" draw:text-style-name="P5" draw:layer="layout" svg:width="1.044cm" svg:height="0.729cm" svg:x="3.47cm" svg:y="8.571cm">
          <draw:text-box>
            <text:p><text:span text:style-name="T4">ii...</text:span></text:p>
          </draw:text-box>
        </draw:frame>
        <draw:frame draw:style-name="gr8" draw:text-style-name="P10" draw:layer="layout" svg:width="11.064cm" svg:height="0.806cm" svg:x="10.447cm" svg:y="5.6cm">
          <draw:text-box>
            <text:p><text:span text:style-name="T7"><text:s text:c="3"/></text:span><text:span text:style-name="T7">that provides a user interface (ui...) to be used</text:span></text:p>
          </draw:text-box>
        </draw:frame>
        <draw:frame draw:style-name="gr8" draw:text-style-name="P10" draw:layer="layout" svg:width="5.341cm" svg:height="0.806cm" svg:x="10.447cm" svg:y="6.1cm">
          <draw:text-box>
            <text:p><text:span text:style-name="T7"><text:s text:c="3"/></text:span><text:span text:style-name="T7">by 3rd party authors</text:span></text:p>
          </draw:text-box>
        </draw:frame>
        <draw:frame draw:style-name="gr8" draw:text-style-name="P10" draw:layer="layout" svg:width="11.983cm" svg:height="0.806cm" svg:x="10.447cm" svg:y="7.1cm">
          <draw:text-box>
            <text:p><text:span text:style-name="T7">...containing a module/UOC related instance (green)</text:span></text:p>
          </draw:text-box>
        </draw:frame>
        <draw:frame draw:style-name="gr8" draw:text-style-name="P10" draw:layer="layout" svg:width="9.375cm" svg:height="0.806cm" svg:x="10.447cm" svg:y="7.6cm">
          <draw:text-box>
            <text:p><text:span text:style-name="T7"><text:s text:c="3"/></text:span><text:span text:style-name="T7">that provides an internal interface (ii...)</text:span></text:p>
          </draw:text-box>
        </draw:frame>
        <draw:frame draw:style-name="gr12" draw:text-style-name="P10" draw:layer="layout" svg:width="10.506cm" svg:height="0.806cm" svg:x="9.9cm" svg:y="1.8cm">
          <draw:text-box>
            <text:p><text:span text:style-name="T7"><text:s text:c="2"/></text:span><text:span text:style-name="T7">interface (mi...)</text:span></text:p>
          </draw:text-box>
        </draw:frame>
        <draw:frame draw:style-name="gr8" draw:text-style-name="P10" draw:layer="layout" svg:width="10.251cm" svg:height="0.806cm" svg:x="10.447cm" svg:y="9.1cm">
          <draw:text-box>
            <text:p><text:span text:style-name="T7">...containing a scene related instance (blue),</text:span></text:p>
          </draw:text-box>
        </draw:frame>
        <draw:frame draw:style-name="gr8" draw:text-style-name="P10" draw:layer="layout" svg:width="10.433cm" svg:height="0.806cm" svg:x="10.447cm" svg:y="9.7cm">
          <draw:text-box>
            <text:p><text:span text:style-name="T7"><text:s text:c="3"/></text:span><text:span text:style-name="T7">which is a client instance (it uses a network</text:span></text:p>
          </draw:text-box>
        </draw:frame>
        <draw:frame draw:style-name="gr8" draw:text-style-name="P10" draw:layer="layout" svg:width="3.935cm" svg:height="0.806cm" svg:x="10.448cm" svg:y="10.3cm">
          <draw:text-box>
            <text:p><text:span text:style-name="T7"><text:s text:c="3"/></text:span><text:span text:style-name="T7">interface ni...)</text:span></text:p>
          </draw:text-box>
        </draw:frame>
        <draw:frame draw:style-name="gr8" draw:text-style-name="P10" draw:layer="layout" svg:width="10.251cm" svg:height="0.806cm" svg:x="10.447cm" svg:y="11.3cm">
          <draw:text-box>
            <text:p><text:span text:style-name="T7">...containing a scene related instance (blue),</text:span></text:p>
          </draw:text-box>
        </draw:frame>
        <draw:frame draw:style-name="gr8" draw:text-style-name="P10" draw:layer="layout" svg:width="10.539cm" svg:height="0.806cm" svg:x="10.447cm" svg:y="11.9cm">
          <draw:text-box>
            <text:p><text:span text:style-name="T7"><text:s text:c="3"/></text:span><text:span text:style-name="T7">which is a server instance (it has a shadow)</text:span></text:p>
          </draw:text-box>
        </draw:frame>
        <draw:rect draw:style-name="gr13" draw:text-style-name="P3" xml:id="id2" draw:id="id2" draw:layer="layout" svg:width="5.5cm" svg:height="1.2cm" svg:x="0.6cm" svg:y="11.2cm">
          <text:p text:style-name="P1"><text:span text:style-name="T2">&lt;instanceId&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66ff66" draw:textarea-horizontal-align="left" draw:textarea-vertical-align="top"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7"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8"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9"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602cm"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center" draw:textarea-vertical-align="middle" fo:padding-top="0.175cm" fo:padding-bottom="0.175cm" fo:padding-left="0.3cm" fo:padding-right="0.3cm" draw:shadow="hidden" draw:shadow-offset-x="0.2cm" draw:shadow-offset-y="0.2cm" draw:shadow-color="#808080"/>
    </style:style>
    <style:style style:name="gr17"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0.993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6"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8"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4"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 style:family="paragraph">
      <loext:graphic-properties draw:fill="solid" draw:fill-color="#66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0" style:family="paragraph">
      <loext:graphic-properties draw:fill="solid" draw:fill-color="#729fcf"/>
      <style:paragraph-properties fo:margin-left="0cm" fo:margin-right="0cm" fo:margin-top="0cm" fo:margin-bottom="0cm" fo:line-height="100%" fo:text-align="center" fo:text-indent="0cm"/>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1"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4" style:family="paragraph">
      <style:paragraph-properties fo:text-align="center"/>
    </style:style>
    <style:style style:name="T1"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 style:family="text">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1cm" svg:y="4cm">
          <text:p text:style-name="P1"><text:span text:style-name="T1">&lt;extObjId&gt;.Control</text:span></text:p>
        </draw:rect>
        <draw:rect draw:style-name="gr2" draw:text-style-name="P3" draw:layer="layout" svg:width="7.101cm" svg:height="3.096cm" svg:x="0.034cm" svg:y="9.654cm">
          <text:p text:style-name="P1"><text:span text:style-name="T2">SmsBase</text:span></text:p>
        </draw:rect>
        <draw:rect draw:style-name="gr3" draw:text-style-name="P3" draw:layer="layout" svg:width="9.1cm" svg:height="8.6cm" svg:x="7.635cm" svg:y="4.151cm">
          <text:p text:style-name="P1"><text:span text:style-name="T2">SmsFramework</text:span></text:p>
        </draw:rect>
        <draw:rect draw:style-name="gr4" draw:text-style-name="P4" xml:id="id1" draw:id="id1" draw:layer="layout" svg:width="5.501cm" svg:height="1.2cm" svg:x="10.534cm" svg:y="8.852cm">
          <text:p text:style-name="P1"><text:span text:style-name="T1">SscBase</text:span></text:p>
        </draw:rect>
        <draw:rect draw:style-name="gr5" draw:text-style-name="P5" draw:layer="layout" svg:width="16.8cm" svg:height="3.8cm" svg:x="-0.065cm" svg:y="-0.047cm">
          <text:p text:style-name="P1"><text:span text:style-name="T3">SMS</text:span></text:p>
        </draw:rect>
        <draw:rect draw:style-name="gr6" draw:text-style-name="P6" draw:layer="layout" svg:width="16.3cm" svg:height="2.5cm" svg:x="0.135cm" svg:y="0.953cm">
          <text:p text:style-name="P1"><text:span text:style-name="T4">Frame</text:span></text:p>
        </draw:rect>
        <draw:rect draw:style-name="gr7" draw:text-style-name="P6" draw:layer="layout" svg:width="12.5cm" svg:height="1.9cm" svg:x="0.435cm" svg:y="1.253cm">
          <text:p text:style-name="P1"><text:span text:style-name="T4">Module</text:span></text:p>
        </draw:rect>
        <draw:rect draw:style-name="gr8" draw:text-style-name="P6" draw:layer="layout" svg:width="6.9cm" svg:height="1.3cm" svg:x="0.735cm" svg:y="1.553cm">
          <text:p text:style-name="P1"><text:span text:style-name="T4">Model</text:span></text:p>
        </draw:rect>
        <draw:line draw:style-name="gr9" draw:text-style-name="P7" draw:layer="layout" svg:x1="7.635cm" svg:y1="2.253cm" svg:x2="8.335cm" svg:y2="2.253cm">
          <text:p/>
        </draw:line>
        <draw:frame draw:style-name="gr10" draw:text-style-name="P9" draw:layer="layout" svg:width="2.102cm" svg:height="0.729cm" svg:x="8.237cm" svg:y="1.853cm">
          <draw:text-box>
            <text:p text:style-name="P8"><text:span text:style-name="T5">miModel</text:span></text:p>
          </draw:text-box>
        </draw:frame>
        <draw:line draw:style-name="gr11" draw:text-style-name="P7" draw:layer="layout" svg:x1="12.985cm" svg:y1="2.254cm" svg:x2="13.685cm" svg:y2="2.254cm">
          <text:p/>
        </draw:line>
        <draw:frame draw:style-name="gr12" draw:text-style-name="P9" draw:layer="layout" svg:width="2.339cm" svg:height="0.729cm" svg:x="13.587cm" svg:y="1.854cm">
          <draw:text-box>
            <text:p text:style-name="P8"><text:span text:style-name="T5">miModule</text:span></text:p>
          </draw:text-box>
        </draw:frame>
        <draw:frame draw:style-name="gr13" draw:text-style-name="P9" draw:layer="layout" svg:width="2.339cm" svg:height="0.729cm" svg:x="13.588cm" svg:y="1.855cm">
          <draw:text-box>
            <text:p text:style-name="P8"><text:span text:style-name="T5">miModule</text:span></text:p>
          </draw:text-box>
        </draw:frame>
        <draw:line draw:style-name="gr14" draw:text-style-name="P7" draw:layer="layout" svg:x1="14.835cm" svg:y1="8.854cm" svg:x2="14.835cm" svg:y2="4.653cm">
          <text:p/>
        </draw:line>
        <draw:frame draw:style-name="gr15" draw:text-style-name="P9" draw:layer="layout" svg:width="2.2cm" svg:height="0.729cm" svg:x="14.635cm" svg:y="4.053cm">
          <draw:text-box>
            <text:p text:style-name="P8"><text:span text:style-name="T5">uiControl</text:span></text:p>
          </draw:text-box>
        </draw:frame>
        <draw:rect draw:style-name="gr16" draw:text-style-name="P10" draw:layer="layout" svg:width="2.1cm" svg:height="0.7cm" svg:x="1.035cm" svg:y="1.853cm">
          <text:p text:style-name="P1"><text:span text:style-name="T6">MOB</text:span></text:p>
        </draw:rect>
        <draw:line draw:style-name="gr17" draw:text-style-name="P7" draw:layer="layout" svg:x1="3.185cm" svg:y1="2.254cm" svg:x2="3.885cm" svg:y2="2.254cm">
          <text:p/>
        </draw:line>
        <draw:frame draw:style-name="gr18" draw:text-style-name="P9" draw:layer="layout" svg:width="1.493cm" svg:height="0.729cm" svg:x="3.787cm" svg:y="1.854cm">
          <draw:text-box>
            <text:p text:style-name="P8"><text:span text:style-name="T5">uiObj</text:span></text:p>
          </draw:text-box>
        </draw:frame>
        <draw:rect draw:style-name="gr19" draw:text-style-name="P11" xml:id="id2" draw:id="id2" draw:layer="layout" svg:width="5.501cm" svg:height="1.2cm" svg:x="8.234cm" svg:y="5.651cm">
          <text:p text:style-name="P1"><text:span text:style-name="T1">&lt;uocName&gt;.Client</text:span></text:p>
        </draw:rect>
        <draw:frame draw:style-name="gr20" draw:text-style-name="P9" draw:layer="layout" svg:width="1.679cm" svg:height="0.729cm" svg:x="6.635cm" svg:y="10.754cm">
          <draw:text-box>
            <text:p text:style-name="P8"><text:span text:style-name="T5">eiDisp</text:span></text:p>
          </draw:text-box>
        </draw:frame>
        <draw:frame draw:style-name="gr21" draw:text-style-name="P12" draw:layer="layout" svg:width="2.445cm" svg:height="0.962cm" svg:x="8.855cm" svg:y="7.821cm">
          <draw:text-box>
            <text:p text:style-name="P8"><text:span text:style-name="T7">niDisp</text:span></text:p>
          </draw:text-box>
        </draw:frame>
        <draw:line draw:style-name="gr22" draw:text-style-name="P7" draw:layer="layout" svg:x1="8.935cm" svg:y1="6.854cm" svg:x2="8.935cm" svg:y2="10.854cm">
          <text:p/>
        </draw:line>
        <draw:frame draw:style-name="gr23" draw:text-style-name="P9" draw:layer="layout" svg:width="2.39cm" svg:height="0.729cm" svg:x="3.11cm" svg:y="7.3cm">
          <draw:text-box>
            <text:p text:style-name="P8"><text:span text:style-name="T5">eiConsole</text:span></text:p>
          </draw:text-box>
        </draw:frame>
        <draw:connector draw:style-name="gr24" draw:text-style-name="P13" draw:layer="layout" svg:x1="13.284cm" svg:y1="8.852cm" svg:x2="10.984cm" svg:y2="6.851cm" draw:start-shape="id1" draw:start-glue-point="0" draw:end-shape="id2" draw:end-glue-point="2" svg:d="M13284 8852v-1000h-2300v-1001" svg:viewBox="0 0 2301 2002">
          <text:p/>
        </draw:connector>
        <draw:frame draw:style-name="gr25" draw:text-style-name="P9" draw:layer="layout" svg:width="2.056cm" svg:height="0.729cm" svg:x="11.235cm" svg:y="7.225cm">
          <draw:text-box>
            <text:p text:style-name="P8"><text:span text:style-name="T5">iiControl</text:span></text:p>
          </draw:text-box>
        </draw:frame>
        <draw:connector draw:style-name="gr26" draw:text-style-name="P14" draw:layer="layout" svg:x1="3.884cm" svg:y1="10.954cm" svg:x2="2.85cm" svg:y2="5.2cm" draw:start-shape="id3" draw:start-glue-point="0" draw:end-shape="id4" draw:end-glue-point="2" svg:d="M3884 10954v-2777h-1034v-2977" svg:viewBox="0 0 1035 5755">
          <text:p/>
        </draw:connector>
        <draw:rect draw:style-name="gr27" draw:text-style-name="P2" xml:id="id3" draw:id="id3" draw:layer="layout" svg:width="5.501cm" svg:height="1.2cm" svg:x="1.134cm" svg:y="10.954cm">
          <text:p text:style-name="P1"><text:span text:style-name="T1">&lt;extObjId&gt;.Server</text:span></text:p>
        </draw:rect>
        <draw:connector draw:style-name="gr28" draw:text-style-name="P6" draw:layer="layout" svg:x1="6.635cm" svg:y1="11.554cm" svg:x2="8.234cm" svg:y2="11.554cm" draw:start-shape="id3" draw:start-glue-point="1" draw:end-shape="id5" draw:end-glue-point="3" svg:d="M6635 11554h1599" svg:viewBox="0 0 1600 1">
          <text:p/>
        </draw:connector>
        <draw:rect draw:style-name="gr29" draw:text-style-name="P11" xml:id="id5" draw:id="id5" draw:layer="layout" svg:width="5.501cm" svg:height="1.2cm" svg:x="8.234cm" svg:y="10.954cm">
          <text:p text:style-name="P1"><text:span text:style-name="T1">&lt;uocName&gt;.Server</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draw:shadow="visible"/>
    </style:style>
    <style:style style:name="gr2" style:family="graphic" style:parent-style-name="standard">
      <style:graphic-properties draw:textarea-horizontal-align="left" draw:textarea-vertical-align="top"/>
    </style:style>
    <style:style style:name="gr3" style:family="graphic" style:parent-style-name="standard">
      <style:graphic-properties draw:fill-color="#0099ff" draw:textarea-vertical-align="middle"/>
    </style:style>
    <style:style style:name="gr4" style:family="graphic" style:parent-style-name="standard">
      <style:graphic-properties draw:fill-color="#66ff66" draw:textarea-horizontal-align="left" draw:textarea-vertical-align="top"/>
    </style:style>
    <style:style style:name="gr5"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6"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9" style:family="graphic" style:parent-style-name="standard">
      <style:graphic-properties draw:stroke="none" svg:stroke-color="#000000" draw:fill="none" draw:fill-color="#ffffff" draw:textarea-horizontal-align="left" draw:auto-grow-height="true" draw:auto-grow-width="true" fo:min-height="0.479cm" fo:min-width="1.7cm"/>
    </style:style>
    <style:style style:name="gr1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12" style:family="graphic" style:parent-style-name="standard">
      <style:graphic-properties draw:fill="gradient" draw:fill-color="#0099ff" draw:fill-gradient-name="SscDispatch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1.03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45cm"/>
    </style:style>
    <style:style style:name="gr15" style:family="graphic" style:parent-style-name="objectwithoutfill">
      <style:graphic-properties draw:stroke="dash" draw:stroke-dash="_32__20_Dots_20_1_20_Dash" svg:stroke-width="0.1cm" svg:stroke-color="#b84700" draw:marker-start="Circle" draw:marker-start-width="0.35cm" draw:marker-end-width="0.35cm" draw:fill="none" draw:textarea-vertical-align="middle" fo:padding-top="0.175cm" fo:padding-bottom="0.175cm" fo:padding-left="0.3cm" fo:padding-right="0.3cm" draw:shadow="visible"/>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1.89cm"/>
    </style:style>
    <style:style style:name="gr17"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479cm" fo:min-width="1.556cm"/>
    </style:style>
    <style:style style:name="gr19"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0"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draw:shadow="visible"/>
    </style:style>
    <style:style style:name="gr21" style:family="graphic" style:parent-style-name="standard">
      <style:graphic-properties draw:fill="gradient" draw:fill-color="#0099ff" draw:fill-gradient-name="SscDispatcher" draw:textarea-vertical-align="middle" draw:shadow="visible"/>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loext:graphic-properties draw:fill-color="#0099ff"/>
      <style:paragraph-properties fo:text-align="center"/>
      <style:text-properties fo:color="#ffffff" fo:font-size="14pt" style:font-size-asian="14pt" style:font-size-complex="14pt"/>
    </style:style>
    <style:style style:name="P5"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fo:font-style="italic" style:font-size-asian="12pt" style:font-style-asian="italic" style:font-size-complex="12pt" style:font-style-complex="italic"/>
    </style:style>
    <style:style style:name="P8" style:family="paragraph">
      <style:paragraph-properties fo:text-align="center"/>
      <style:text-properties fo:color="#008000" fo:font-weight="bold" style:font-weight-asian="bold" style:font-weight-complex="bold"/>
    </style:style>
    <style:style style:name="P9" style:family="paragraph">
      <loext:graphic-properties draw:fill="gradient" draw:fill-color="#0099ff" draw:fill-gradient-name="SscDispatcher"/>
      <style:paragraph-properties fo:text-align="center"/>
      <style:text-properties fo:color="#ffffff" fo:font-size="14pt" style:font-size-asian="14pt" style:font-size-complex="14pt"/>
    </style:style>
    <style:style style:name="P10" style:family="paragraph">
      <loext:graphic-properties draw:fill="none" draw:fill-color="#ffffff"/>
      <style:text-properties fo:color="#ff6633" fo:font-size="18pt" fo:font-style="italic" fo:font-weight="bold" style:font-size-asian="18pt" style:font-style-asian="italic" style:font-weight-asian="bold" style:font-size-complex="18pt" style:font-style-complex="italic" style:font-weight-complex="bold"/>
    </style:style>
    <style:style style:name="P11" style:family="paragraph">
      <style:paragraph-properties fo:text-align="center"/>
      <style:text-properties fo:font-size="12pt" fo:font-style="italic" style:font-size-asian="12pt" style:font-style-asian="italic" style:font-size-complex="12pt" style:font-style-complex="italic"/>
    </style:style>
    <style:style style:name="T1" style:family="text">
      <style:text-properties fo:color="#ffffff" fo:font-size="14pt" style:font-size-asian="14pt" style:font-size-complex="14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099cm" svg:y="4cm">
          <text:p text:style-name="P1"><text:span text:style-name="T1">&lt;extObjId&gt;.Control</text:span></text:p>
        </draw:rect>
        <draw:rect draw:style-name="gr2" draw:text-style-name="P3" draw:layer="layout" svg:width="7.101cm" svg:height="3.096cm" svg:x="0.099cm" svg:y="9.7cm">
          <text:p text:style-name="P1"><text:span text:style-name="T2">SmsBase</text:span></text:p>
        </draw:rect>
        <draw:rect draw:style-name="gr2" draw:text-style-name="P3" draw:layer="layout" svg:width="9.1cm" svg:height="8.6cm" svg:x="7.7cm" svg:y="4.197cm">
          <text:p text:style-name="P1"><text:span text:style-name="T2">SmsFramework</text:span></text:p>
        </draw:rect>
        <draw:rect draw:style-name="gr3" draw:text-style-name="P4" xml:id="id1" draw:id="id1" draw:layer="layout" svg:width="5.501cm" svg:height="1.2cm" svg:x="10.599cm" svg:y="8.898cm">
          <text:p text:style-name="P1"><text:span text:style-name="T1">SscBase</text:span></text:p>
        </draw:rect>
        <draw:rect draw:style-name="gr4" draw:text-style-name="P5" draw:layer="layout" svg:width="16.8cm" svg:height="3.8cm" svg:x="0cm" svg:y="-0.001cm">
          <text:p text:style-name="P1"><text:span text:style-name="T3">SMS</text:span></text:p>
        </draw:rect>
        <draw:rect draw:style-name="gr5" draw:text-style-name="P1" draw:layer="layout" svg:width="16.3cm" svg:height="2.5cm" svg:x="0.2cm" svg:y="0.999cm">
          <text:p text:style-name="P1">Frame</text:p>
        </draw:rect>
        <draw:rect draw:style-name="gr5" draw:text-style-name="P1" draw:layer="layout" svg:width="12.5cm" svg:height="1.9cm" svg:x="0.5cm" svg:y="1.299cm">
          <text:p text:style-name="P1">Module</text:p>
        </draw:rect>
        <draw:rect draw:style-name="gr5" draw:text-style-name="P1" draw:layer="layout" svg:width="6.9cm" svg:height="1.3cm" svg:x="0.8cm" svg:y="1.599cm">
          <text:p text:style-name="P1">Model</text:p>
        </draw:rect>
        <draw:line draw:style-name="gr6" draw:text-style-name="P6" draw:layer="layout" svg:x1="7.7cm" svg:y1="2.299cm" svg:x2="8.4cm" svg:y2="2.299cm">
          <text:p/>
        </draw:line>
        <draw:frame draw:style-name="gr7" draw:text-style-name="P7" draw:layer="layout" svg:width="2.102cm" svg:height="0.729cm" svg:x="8.302cm" svg:y="1.899cm">
          <draw:text-box>
            <text:p><text:span text:style-name="T4">miModel</text:span></text:p>
          </draw:text-box>
        </draw:frame>
        <draw:line draw:style-name="gr6" draw:text-style-name="P6" draw:layer="layout" svg:x1="13.05cm" svg:y1="2.3cm" svg:x2="13.75cm" svg:y2="2.3cm">
          <text:p/>
        </draw:line>
        <draw:frame draw:style-name="gr8" draw:text-style-name="P7" draw:layer="layout" svg:width="2.339cm" svg:height="0.729cm" svg:x="13.652cm" svg:y="1.9cm">
          <draw:text-box>
            <text:p><text:span text:style-name="T4">miModule</text:span></text:p>
          </draw:text-box>
        </draw:frame>
        <draw:frame draw:style-name="gr8" draw:text-style-name="P7" draw:layer="layout" svg:width="2.339cm" svg:height="0.729cm" svg:x="13.653cm" svg:y="1.901cm">
          <draw:text-box>
            <text:p><text:span text:style-name="T4">miModule</text:span></text:p>
          </draw:text-box>
        </draw:frame>
        <draw:line draw:style-name="gr6" draw:text-style-name="P6" draw:layer="layout" svg:x1="14.9cm" svg:y1="8.9cm" svg:x2="14.9cm" svg:y2="4.699cm">
          <text:p/>
        </draw:line>
        <draw:frame draw:style-name="gr9" draw:text-style-name="P7" draw:layer="layout" svg:width="2.2cm" svg:height="0.729cm" svg:x="14.7cm" svg:y="4.099cm">
          <draw:text-box>
            <text:p><text:span text:style-name="T4">uiControl</text:span></text:p>
          </draw:text-box>
        </draw:frame>
        <draw:rect draw:style-name="gr10" draw:text-style-name="P8" draw:layer="layout" svg:width="2.1cm" svg:height="0.7cm" svg:x="1.1cm" svg:y="1.899cm">
          <text:p text:style-name="P1"><text:span text:style-name="T5">MOB</text:span></text:p>
        </draw:rect>
        <draw:line draw:style-name="gr6" draw:text-style-name="P6" draw:layer="layout" svg:x1="3.25cm" svg:y1="2.3cm" svg:x2="3.95cm" svg:y2="2.3cm">
          <text:p/>
        </draw:line>
        <draw:frame draw:style-name="gr11" draw:text-style-name="P7" draw:layer="layout" svg:width="1.493cm" svg:height="0.729cm" svg:x="3.852cm" svg:y="1.9cm">
          <draw:text-box>
            <text:p><text:span text:style-name="T4">uiObj</text:span></text:p>
          </draw:text-box>
        </draw:frame>
        <draw:rect draw:style-name="gr12" draw:text-style-name="P9" xml:id="id2" draw:id="id2" draw:layer="layout" svg:width="5.501cm" svg:height="1.2cm" svg:x="8.299cm" svg:y="5.697cm">
          <text:p text:style-name="P1"><text:span text:style-name="T1">&lt;moduleName&gt;.Client</text:span></text:p>
        </draw:rect>
        <draw:frame draw:style-name="gr13" draw:text-style-name="P7" draw:layer="layout" svg:width="1.679cm" svg:height="0.729cm" svg:x="6.765cm" svg:y="10.7cm">
          <draw:text-box>
            <text:p><text:span text:style-name="T4">eiDisp</text:span></text:p>
          </draw:text-box>
        </draw:frame>
        <draw:frame draw:style-name="gr14" draw:text-style-name="P10" draw:layer="layout" svg:width="2.445cm" svg:height="0.962cm" svg:x="8.9cm" svg:y="7.921cm">
          <draw:text-box>
            <text:p><text:span text:style-name="T6">niDisp</text:span></text:p>
          </draw:text-box>
        </draw:frame>
        <draw:line draw:style-name="gr15" draw:text-style-name="P6" draw:layer="layout" svg:x1="9cm" svg:y1="6.9cm" svg:x2="9cm" svg:y2="10.9cm">
          <text:p/>
        </draw:line>
        <draw:frame draw:style-name="gr16" draw:text-style-name="P7" draw:layer="layout" svg:width="2.39cm" svg:height="0.729cm" svg:x="3.01cm" svg:y="7.4cm">
          <draw:text-box>
            <text:p><text:span text:style-name="T4">eiConsole</text:span></text:p>
          </draw:text-box>
        </draw:frame>
        <draw:connector draw:style-name="gr17" draw:text-style-name="P11" draw:layer="layout" draw:line-skew="0.152cm" svg:x1="13.349cm" svg:y1="8.898cm" svg:x2="11.049cm" svg:y2="6.897cm" draw:start-shape="id1" draw:start-glue-point="0" draw:end-shape="id2" draw:end-glue-point="2" svg:d="M13349 8898v-848h-2300v-1153" svg:viewBox="0 0 2301 2002">
          <text:p/>
        </draw:connector>
        <draw:frame draw:style-name="gr18" draw:text-style-name="P7" draw:layer="layout" svg:width="2.056cm" svg:height="0.729cm" svg:x="11.3cm" svg:y="7.271cm">
          <draw:text-box>
            <text:p><text:span text:style-name="T4">iiControl</text:span></text:p>
          </draw:text-box>
        </draw:frame>
        <draw:connector draw:style-name="gr19" draw:text-style-name="P1" draw:layer="layout" svg:x1="3.949cm" svg:y1="11cm" svg:x2="2.849cm" svg:y2="5.2cm" draw:start-shape="id3" draw:start-glue-point="0" draw:end-shape="id4" draw:end-glue-point="2" svg:d="M3949 11000v-2800h-1100v-3000" svg:viewBox="0 0 1101 5801">
          <text:p/>
        </draw:connector>
        <draw:rect draw:style-name="gr1" draw:text-style-name="P2" xml:id="id3" draw:id="id3" draw:layer="layout" svg:width="5.501cm" svg:height="1.2cm" svg:x="1.199cm" svg:y="11cm">
          <text:p text:style-name="P1"><text:span text:style-name="T1">&lt;extObjId&gt;.Server</text:span></text:p>
        </draw:rect>
        <draw:connector draw:style-name="gr20" draw:text-style-name="P1" draw:layer="layout" svg:x1="6.7cm" svg:y1="11.6cm" svg:x2="8.299cm" svg:y2="11.6cm" draw:start-shape="id3" draw:start-glue-point="1" draw:end-shape="id5" draw:end-glue-point="3" svg:d="M6700 11600h1599" svg:viewBox="0 0 1600 1">
          <text:p/>
        </draw:connector>
        <draw:rect draw:style-name="gr21" draw:text-style-name="P9" xml:id="id5" draw:id="id5" draw:layer="layout" svg:width="5.501cm" svg:height="1.2cm" svg:x="8.299cm" svg:y="11cm">
          <text:p text:style-name="P1"><text:span text:style-name="T1">&lt;moduleName&gt;.Server</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objectwithoutfill">
      <style:graphic-properties svg:stroke-width="0.1cm" draw:marker-start-width="0.5cm" draw:marker-end="Circle" draw:marker-end-width="0.3cm" draw:fill="none" draw:textarea-vertical-align="middle" fo:padding-top="0.175cm" fo:padding-bottom="0.175cm" fo:padding-left="0.3cm" fo:padding-right="0.3cm"/>
    </style:style>
    <style:style style:name="gr13" style:family="graphic" style:parent-style-name="standard">
      <style:graphic-properties draw:fill-color="#2300dc" draw:textarea-vertical-align="middle" draw:shadow="visible"/>
    </style:style>
    <style:style style:name="gr14" style:family="graphic" style:parent-style-name="standard">
      <style:graphic-properties draw:fill-color="#ff9966"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1cm" svg:y="9.9cm">
          <text:p text:style-name="P1"><text:span text:style-name="T1">CentralController</text:span></text:p>
        </draw:rect>
        <draw:rect draw:style-name="gr1" draw:text-style-name="P2" draw:layer="layout" svg:width="6.801cm" svg:height="8.6cm" svg:x="0cm" svg:y="4.199cm">
          <text:p text:style-name="P1"><text:span text:style-name="T1">MidasBase</text:span></text:p>
        </draw:rect>
        <draw:rect draw:style-name="gr1" draw:text-style-name="P2" draw:layer="layout" svg:width="9.1cm" svg:height="8.6cm" svg:x="7.701cm" svg:y="4.198cm">
          <text:p text:style-name="P1"><text:span text:style-name="T1">SmsFramework</text:span></text:p>
        </draw:rect>
        <draw:rect draw:style-name="gr2" draw:text-style-name="P3" xml:id="id2" draw:id="id2" draw:layer="layout" svg:width="5.501cm" svg:height="1.2cm" svg:x="10.6cm" svg:y="8.799cm">
          <text:p text:style-name="P1"><text:span text:style-name="T2">SscBase</text:span></text:p>
        </draw:rect>
        <draw:rect draw:style-name="gr3" draw:text-style-name="P3" xml:id="id3" draw:id="id3" draw:layer="layout" svg:width="5.502cm" svg:height="1.2cm" svg:x="0.601cm" svg:y="5.4cm">
          <text:p text:style-name="P1"><text:span text:style-name="T2">&lt;extObjId&gt;.Control</text:span></text:p>
        </draw:rect>
        <draw:rect draw:style-name="gr4" draw:text-style-name="P3" xml:id="id1" draw:id="id1" draw:layer="layout" svg:width="5.501cm" svg:height="1.2cm" svg:x="8.5cm" svg:y="5.398cm">
          <text:p text:style-name="P1"><text:span text:style-name="T2">&lt;moduleName&gt;.Coord</text:span></text:p>
        </draw:rect>
        <draw:rect draw:style-name="gr5" draw:text-style-name="P4" draw:layer="layout" svg:width="16.8cm" svg:height="3.8cm" svg:x="0.001cm" svg:y="0cm">
          <text:p text:style-name="P1"><text:span text:style-name="T3">SMS</text:span></text:p>
        </draw:rect>
        <draw:rect draw:style-name="gr6" draw:text-style-name="P1" draw:layer="layout" svg:width="16.3cm" svg:height="2.5cm" svg:x="0.201cm" svg:y="1cm">
          <text:p text:style-name="P1">Frame</text:p>
        </draw:rect>
        <draw:rect draw:style-name="gr6" draw:text-style-name="P1" draw:layer="layout" svg:width="12.5cm" svg:height="1.9cm" svg:x="0.501cm" svg:y="1.3cm">
          <text:p text:style-name="P1">Module</text:p>
        </draw:rect>
        <draw:rect draw:style-name="gr6" draw:text-style-name="P1" draw:layer="layout" svg:width="6.9cm" svg:height="1.3cm" svg:x="0.801cm" svg:y="1.6cm">
          <text:p text:style-name="P1">Model</text:p>
        </draw:rect>
        <draw:line draw:style-name="gr7" draw:text-style-name="P1" draw:layer="layout" svg:x1="7.701cm" svg:y1="2.3cm" svg:x2="8.401cm" svg:y2="2.3cm">
          <text:p/>
        </draw:line>
        <draw:frame draw:style-name="gr8" draw:text-style-name="P5" draw:layer="layout" svg:width="2.098cm" svg:height="0.729cm" svg:x="8.303cm" svg:y="1.9cm">
          <draw:text-box>
            <text:p><text:span text:style-name="T4">miModel</text:span></text:p>
          </draw:text-box>
        </draw:frame>
        <draw:line draw:style-name="gr7" draw:text-style-name="P1" draw:layer="layout" svg:x1="13.051cm" svg:y1="2.301cm" svg:x2="13.751cm" svg:y2="2.301cm">
          <text:p/>
        </draw:line>
        <draw:frame draw:style-name="gr8" draw:text-style-name="P5" draw:layer="layout" svg:width="2.335cm" svg:height="0.729cm" svg:x="13.653cm" svg:y="1.901cm">
          <draw:text-box>
            <text:p><text:span text:style-name="T4">miModule</text:span></text:p>
          </draw:text-box>
        </draw:frame>
        <draw:line draw:style-name="gr7" draw:text-style-name="P1" draw:layer="layout" svg:x1="12.401cm" svg:y1="5.4cm" svg:x2="12.401cm" svg:y2="4.7cm">
          <text:p/>
        </draw:line>
        <draw:frame draw:style-name="gr8" draw:text-style-name="P5" draw:layer="layout" svg:width="1.658cm" svg:height="0.729cm" svg:x="12.201cm" svg:y="4.1cm">
          <draw:text-box>
            <text:p><text:span text:style-name="T4">uiMod</text:span></text:p>
          </draw:text-box>
        </draw:frame>
        <draw:frame draw:style-name="gr8" draw:text-style-name="P5" draw:layer="layout" svg:width="2.335cm" svg:height="0.729cm" svg:x="13.654cm" svg:y="1.902cm">
          <draw:text-box>
            <text:p><text:span text:style-name="T4">miModule</text:span></text:p>
          </draw:text-box>
        </draw:frame>
        <draw:line draw:style-name="gr7" draw:text-style-name="P1" draw:layer="layout" svg:x1="14.901cm" svg:y1="8.8cm" svg:x2="14.901cm" svg:y2="4.7cm">
          <text:p/>
        </draw:line>
        <draw:frame draw:style-name="gr8" draw:text-style-name="P5" draw:layer="layout" svg:width="2.2cm" svg:height="0.729cm" svg:x="14.701cm" svg:y="4.1cm">
          <draw:text-box>
            <text:p><text:span text:style-name="T4">uiControl</text:span></text:p>
          </draw:text-box>
        </draw:frame>
        <draw:line draw:style-name="gr7" draw:text-style-name="P1" draw:layer="layout" svg:x1="3.901cm" svg:y1="5.4cm" svg:x2="3.901cm" svg:y2="4.7cm">
          <text:p/>
        </draw:line>
        <draw:frame draw:style-name="gr8" draw:text-style-name="P5" draw:layer="layout" svg:width="1.514cm" svg:height="0.729cm" svg:x="3.701cm" svg:y="4.1cm">
          <draw:text-box>
            <text:p><text:span text:style-name="T4">eiMib</text:span></text:p>
          </draw:text-box>
        </draw:frame>
        <draw:connector draw:style-name="gr9" draw:text-style-name="P6" draw:layer="layout" draw:line-skew="0.351cm" svg:x1="11.25cm" svg:y1="6.598cm" svg:x2="13.35cm" svg:y2="8.799cm" draw:start-shape="id1" draw:start-glue-point="2" draw:end-shape="id2" draw:end-glue-point="0" svg:d="m11250 6598v1452h2100v749">
          <text:p text:style-name="P1"><text:span text:style-name="T5">iiControl</text:span></text:p>
        </draw:connector>
        <draw:connector draw:style-name="gr10" draw:text-style-name="P7" draw:layer="layout" svg:x1="3.352cm" svg:y1="6.6cm" svg:x2="3.351cm" svg:y2="10.999cm" draw:start-shape="id3" draw:start-glue-point="2" draw:end-shape="id4" draw:end-glue-point="0" svg:d="m3352 6600v2200h-1v2199">
          <text:p/>
        </draw:connector>
        <draw:connector draw:style-name="gr10" draw:text-style-name="P7" draw:layer="layout" svg:x1="16.101cm" svg:y1="9.399cm" svg:x2="20.651cm" svg:y2="11cm" draw:start-shape="id2" draw:start-glue-point="1" draw:end-shape="id5" draw:end-glue-point="0" svg:d="m16101 9399h4550v1601">
          <text:p/>
        </draw:connector>
        <draw:rect draw:style-name="gr11" draw:text-style-name="P8" draw:layer="layout" svg:width="2.1cm" svg:height="0.7cm" svg:x="1.101cm" svg:y="1.9cm">
          <text:p text:style-name="P1"><text:span text:style-name="T6">MOB</text:span></text:p>
        </draw:rect>
        <draw:line draw:style-name="gr7" draw:text-style-name="P1" draw:layer="layout" svg:x1="3.251cm" svg:y1="2.301cm" svg:x2="3.951cm" svg:y2="2.301cm">
          <text:p/>
        </draw:line>
        <draw:frame draw:style-name="gr8" draw:text-style-name="P5" draw:layer="layout" svg:width="1.493cm" svg:height="0.729cm" svg:x="3.853cm" svg:y="1.901cm">
          <draw:text-box>
            <text:p><text:span text:style-name="T4">uiObj</text:span></text:p>
          </draw:text-box>
        </draw:frame>
        <draw:frame draw:style-name="gr8" draw:text-style-name="P9" draw:layer="layout" svg:width="3.33cm" svg:height="0.979cm" svg:x="17.301cm" svg:y="8.421cm">
          <draw:text-box>
            <text:p><text:span text:style-name="T7">niControl</text:span></text:p>
          </draw:text-box>
        </draw:frame>
        <draw:frame draw:style-name="gr8" draw:text-style-name="P9" draw:layer="layout" svg:width="2.166cm" svg:height="0.979cm" svg:x="3.301cm" svg:y="7.022cm">
          <draw:text-box>
            <text:p><text:span text:style-name="T7">niMib</text:span></text:p>
          </draw:text-box>
        </draw:frame>
        <draw:line draw:style-name="gr12" draw:text-style-name="P1" draw:layer="layout" svg:x1="8.5cm" svg:y1="6cm" svg:x2="6.8cm" svg:y2="6cm">
          <text:p/>
        </draw:line>
        <draw:frame draw:style-name="gr8" draw:text-style-name="P5" draw:layer="layout" svg:width="1.658cm" svg:height="0.729cm" svg:x="6.301cm" svg:y="5.201cm">
          <draw:text-box>
            <text:p><text:span text:style-name="T4">eiMod</text:span></text:p>
          </draw:text-box>
        </draw:frame>
        <draw:line draw:style-name="gr12" draw:text-style-name="P1" draw:layer="layout" svg:x1="10.6cm" svg:y1="9.4cm" svg:x2="6.826cm" svg:y2="9.376cm">
          <text:p/>
        </draw:line>
        <draw:frame draw:style-name="gr8" draw:text-style-name="P5" draw:layer="layout" svg:width="2.2cm" svg:height="0.729cm" svg:x="6.327cm" svg:y="8.577cm">
          <draw:text-box>
            <text:p><text:span text:style-name="T4">eiControl</text:span></text:p>
          </draw:text-box>
        </draw:frame>
        <draw:rect draw:style-name="gr13" draw:text-style-name="P3" xml:id="id5" draw:id="id5" draw:layer="layout" svg:width="5.5cm" svg:height="1.2cm" svg:x="17.901cm" svg:y="11cm">
          <text:p text:style-name="P1"><text:span text:style-name="T2">CommControl</text:span></text:p>
        </draw:rect>
        <draw:rect draw:style-name="gr14" draw:text-style-name="P3" xml:id="id4" draw:id="id4" draw:layer="layout" svg:width="5.502cm" svg:height="1.2cm" svg:x="0.6cm" svg:y="10.999cm">
          <text:p text:style-name="P1"><text:span text:style-name="T2">&lt;extObjId&gt;.ObCo</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99ccff" draw:textarea-vertical-align="midd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33cc66" draw:textarea-vertical-align="middle"/>
    </style:style>
    <style:style style:name="gr5" style:family="graphic" style:parent-style-name="standard">
      <style:graphic-properties draw:fill-color="#7da647" draw:textarea-vertical-align="middle"/>
    </style:style>
    <style:style style:name="gr6" style:family="graphic" style:parent-style-name="standard">
      <style:graphic-properties draw:fill-color="#66ff66" draw:textarea-horizontal-align="left" draw:textarea-vertical-align="top"/>
    </style:style>
    <style:style style:name="gr7"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8"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1cm" fo:min-width="0cm"/>
    </style:style>
    <style:style style:name="gr11"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2"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5"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cm" svg:y="9.899cm">
          <text:p text:style-name="P1"><text:span text:style-name="T1">CentralController</text:span></text:p>
        </draw:rect>
        <draw:rect draw:style-name="gr1" draw:text-style-name="P2" draw:layer="layout" svg:width="9.1cm" svg:height="8.6cm" svg:x="7.7cm" svg:y="4.197cm">
          <text:p text:style-name="P1"><text:span text:style-name="T1">&lt;Ext&gt;</text:span></text:p>
        </draw:rect>
        <draw:rect draw:style-name="gr2" draw:text-style-name="P1" xml:id="id2" draw:id="id2" draw:layer="layout" svg:width="5.9cm" svg:height="1.6cm" svg:x="10.399cm" svg:y="8.599cm">
          <text:p/>
        </draw:rect>
        <draw:rect draw:style-name="gr3" draw:text-style-name="P3" draw:layer="layout" svg:width="5.501cm" svg:height="1.2cm" svg:x="10.599cm" svg:y="8.798cm">
          <text:p text:style-name="P1"><text:span text:style-name="T2">&lt;SscExt&gt;</text:span></text:p>
        </draw:rect>
        <draw:rect draw:style-name="gr4" draw:text-style-name="P1" xml:id="id1" draw:id="id1" draw:layer="layout" svg:width="5.9cm" svg:height="1.6cm" svg:x="8.3cm" svg:y="5.2cm">
          <text:p/>
        </draw:rect>
        <draw:rect draw:style-name="gr5" draw:text-style-name="P3" draw:layer="layout" svg:width="5.501cm" svg:height="1.2cm" svg:x="8.499cm" svg:y="5.397cm">
          <text:p text:style-name="P1"><text:span text:style-name="T2">&lt;moduleName&gt;.Coord</text:span></text:p>
        </draw:rect>
        <draw:rect draw:style-name="gr6" draw:text-style-name="P4" draw:layer="layout" svg:width="16.8cm" svg:height="3.8cm" svg:x="0cm" svg:y="-0.001cm">
          <text:p text:style-name="P1"><text:span text:style-name="T3">SMS</text:span></text:p>
        </draw:rect>
        <draw:rect draw:style-name="gr7" draw:text-style-name="P1" draw:layer="layout" svg:width="16.3cm" svg:height="2.5cm" svg:x="0.2cm" svg:y="0.999cm">
          <text:p text:style-name="P1">Frame</text:p>
        </draw:rect>
        <draw:rect draw:style-name="gr7" draw:text-style-name="P1" draw:layer="layout" svg:width="12.5cm" svg:height="1.9cm" svg:x="0.5cm" svg:y="1.299cm">
          <text:p text:style-name="P1">Module</text:p>
        </draw:rect>
        <draw:rect draw:style-name="gr7" draw:text-style-name="P1" draw:layer="layout" svg:width="6.9cm" svg:height="1.3cm" svg:x="0.8cm" svg:y="1.599cm">
          <text:p text:style-name="P1">Model</text:p>
        </draw:rect>
        <draw:line draw:style-name="gr8" draw:text-style-name="P1" draw:layer="layout" svg:x1="7.7cm" svg:y1="2.299cm" svg:x2="8.4cm" svg:y2="2.299cm">
          <text:p/>
        </draw:line>
        <draw:frame draw:style-name="gr9" draw:text-style-name="P5" draw:layer="layout" svg:width="2.102cm" svg:height="0.729cm" svg:x="8.302cm" svg:y="1.899cm">
          <draw:text-box>
            <text:p><text:span text:style-name="T4">miModel</text:span></text:p>
          </draw:text-box>
        </draw:frame>
        <draw:line draw:style-name="gr8" draw:text-style-name="P1" draw:layer="layout" svg:x1="13.05cm" svg:y1="2.3cm" svg:x2="13.75cm" svg:y2="2.3cm">
          <text:p/>
        </draw:line>
        <draw:frame draw:style-name="gr9" draw:text-style-name="P5" draw:layer="layout" svg:width="2.339cm" svg:height="0.729cm" svg:x="13.652cm" svg:y="1.9cm">
          <draw:text-box>
            <text:p><text:span text:style-name="T4">miModule</text:span></text:p>
          </draw:text-box>
        </draw:frame>
        <draw:line draw:style-name="gr8" draw:text-style-name="P1" draw:layer="layout" svg:x1="12.4cm" svg:y1="5.399cm" svg:x2="12.4cm" svg:y2="4.699cm">
          <text:p/>
        </draw:line>
        <draw:frame draw:style-name="gr10" draw:text-style-name="P5" draw:layer="layout" svg:width="3.042cm" svg:height="0.729cm" svg:x="12cm" svg:y="4.1cm">
          <draw:text-box>
            <text:p><text:span text:style-name="T4">uiMod(&lt;Ext&gt;)</text:span></text:p>
          </draw:text-box>
        </draw:frame>
        <draw:frame draw:style-name="gr9" draw:text-style-name="P5" draw:layer="layout" svg:width="2.339cm" svg:height="0.729cm" svg:x="13.653cm" svg:y="1.901cm">
          <draw:text-box>
            <text:p><text:span text:style-name="T4">miModule</text:span></text:p>
          </draw:text-box>
        </draw:frame>
        <draw:line draw:style-name="gr8" draw:text-style-name="P1" draw:layer="layout" svg:x1="14.9cm" svg:y1="8.799cm" svg:x2="14.9cm" svg:y2="4.699cm">
          <text:p/>
        </draw:line>
        <draw:frame draw:style-name="gr9" draw:text-style-name="P5" draw:layer="layout" svg:width="3.584cm" svg:height="0.729cm" svg:x="14.816cm" svg:y="4.1cm">
          <draw:text-box>
            <text:p><text:span text:style-name="T4">uiControl(&lt;Ext&gt;)</text:span></text:p>
          </draw:text-box>
        </draw:frame>
        <draw:connector draw:style-name="gr11" draw:text-style-name="P6" draw:layer="layout" draw:line-skew="0.4cm" svg:x1="11.25cm" svg:y1="6.8cm" svg:x2="13.349cm" svg:y2="8.599cm" draw:start-shape="id1" draw:start-glue-point="2" draw:end-shape="id2" draw:end-glue-point="0" svg:d="M11250 6800v1300h2099v499" svg:viewBox="0 0 2100 1800">
          <text:p text:style-name="P1"><text:span text:style-name="T5">iiControl(&lt;Ext&gt;)</text:span></text:p>
        </draw:connector>
        <draw:connector draw:style-name="gr12" draw:text-style-name="P7" draw:layer="layout" svg:x1="16.299cm" svg:y1="9.399cm" svg:x2="20.65cm" svg:y2="10.999cm" draw:start-shape="id2" draw:start-glue-point="1" draw:end-shape="id3" draw:end-glue-point="0" svg:d="M16299 9399h4351v1600" svg:viewBox="0 0 4352 1601">
          <text:p/>
        </draw:connector>
        <draw:rect draw:style-name="gr13" draw:text-style-name="P8" xml:id="id4" draw:id="id4" draw:layer="layout" svg:width="2.1cm" svg:height="0.7cm" svg:x="1.1cm" svg:y="1.899cm">
          <text:p text:style-name="P1"><text:span text:style-name="T6">MOB</text:span></text:p>
        </draw:rect>
        <draw:line draw:style-name="gr8" draw:text-style-name="P1" draw:layer="layout" svg:x1="3.25cm" svg:y1="2.3cm" svg:x2="3.95cm" svg:y2="2.3cm">
          <text:p/>
        </draw:line>
        <draw:frame draw:style-name="gr9" draw:text-style-name="P5" draw:layer="layout" svg:width="1.493cm" svg:height="0.729cm" svg:x="3.852cm" svg:y="1.9cm">
          <draw:text-box>
            <text:p><text:span text:style-name="T4">uiObj</text:span></text:p>
          </draw:text-box>
        </draw:frame>
        <draw:frame draw:style-name="gr9" draw:text-style-name="P9" draw:layer="layout" svg:width="5.485cm" svg:height="0.962cm" svg:x="17.1cm" svg:y="8.321cm">
          <draw:text-box>
            <text:p><text:span text:style-name="T7">niControl(&lt;Ext&gt;)</text:span></text:p>
          </draw:text-box>
        </draw:frame>
        <draw:connector draw:style-name="gr14" draw:text-style-name="P1" draw:layer="layout" svg:x1="8.3cm" svg:y1="6cm" svg:x2="2.15cm" svg:y2="2.599cm" draw:start-shape="id1" draw:start-glue-point="3" draw:end-shape="id4" draw:end-glue-point="2" svg:d="M8300 6000h-6150v-3401" svg:viewBox="0 0 6151 3402">
          <text:p/>
        </draw:connector>
        <draw:connector draw:style-name="gr14" draw:text-style-name="P1" draw:layer="layout" svg:x1="10.399cm" svg:y1="9.399cm" svg:x2="2.15cm" svg:y2="2.599cm" draw:start-shape="id2" draw:start-glue-point="3" draw:end-shape="id4" draw:end-glue-point="2" svg:d="M10399 9399h-8249v-6800" svg:viewBox="0 0 8250 6801">
          <text:p/>
        </draw:connector>
        <draw:frame draw:style-name="gr9" draw:text-style-name="P5" draw:layer="layout" svg:width="3.042cm" svg:height="0.729cm" svg:x="2.667cm" svg:y="5cm">
          <draw:text-box>
            <text:p><text:span text:style-name="T4">eiMod(&lt;Ext&gt;)</text:span></text:p>
          </draw:text-box>
        </draw:frame>
        <draw:frame draw:style-name="gr9" draw:text-style-name="P5" draw:layer="layout" svg:width="3.584cm" svg:height="0.729cm" svg:x="2.668cm" svg:y="8.501cm">
          <draw:text-box>
            <text:p><text:span text:style-name="T4">eiControl(&lt;Ext&gt;)</text:span></text:p>
          </draw:text-box>
        </draw:frame>
        <draw:rect draw:style-name="gr15" draw:text-style-name="P3" xml:id="id3" draw:id="id3" draw:layer="layout" svg:width="5.5cm" svg:height="1.2cm" svg:x="17.9cm" svg:y="10.999cm">
          <text:p text:style-name="P1"><text:span text:style-name="T2">&lt;ExtControl&gt;</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style:style>
    <style:style style:name="gr2" style:family="graphic" style:parent-style-name="standard">
      <style:graphic-properties draw:fill-color="#66ff66" draw:textarea-horizontal-align="left" draw:textarea-vertical-align="top"/>
    </style:style>
    <style:style style:name="gr3"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4"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6"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7"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9" style:family="graphic" style:parent-style-name="standard">
      <style:graphic-properties draw:textarea-horizontal-align="left" draw:textarea-vertical-align="top"/>
    </style:style>
    <style:style style:name="gr10" style:family="graphic" style:parent-style-name="standard">
      <style:graphic-properties draw:fill-color="#0099ff" draw:textarea-vertical-align="middle"/>
    </style:style>
    <style:style style:name="gr1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0"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3"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draw:shadow="visible"/>
    </style:style>
    <style:style style:name="gr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7"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8000" fo:font-weight="bold" style:font-weight-asian="bold" style:font-weight-complex="bold"/>
    </style:style>
    <style:style style:name="P7" style:family="paragraph">
      <style:paragraph-properties fo:text-align="center"/>
      <style:text-properties fo:font-size="16pt" fo:font-style="italic" style:font-size-asian="16pt" style:font-style-asian="italic" style:font-size-complex="16pt" style:font-style-complex="italic"/>
    </style:style>
    <style:style style:name="P8" style:family="paragraph">
      <loext:graphic-properties draw:fill-color="#0099ff"/>
      <style:paragraph-properties fo:text-align="center"/>
      <style:text-properties fo:color="#ffffff" fo:font-size="14pt" style:font-size-asian="14pt" style:font-size-complex="14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11"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5"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8"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ffff" fo:font-size="14pt" style:font-size-asian="14pt" style:font-size-complex="14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color="#008000" fo:font-weight="bold" style:font-weight-asian="bold"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7"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9"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502cm" svg:height="1.2cm" svg:x="0.602cm" svg:y="5.401cm">
          <text:p text:style-name="P1"><text:span text:style-name="T1">&lt;extObjId&gt;.Control</text:span></text:p>
        </draw:rect>
        <draw:rect draw:style-name="gr2" draw:text-style-name="P3" draw:layer="layout" svg:width="16.8cm" svg:height="3.8cm" svg:x="0cm" svg:y="-0.001cm">
          <text:p text:style-name="P1"><text:span text:style-name="T2">SMS</text:span></text:p>
        </draw:rect>
        <draw:rect draw:style-name="gr3" draw:text-style-name="P1" draw:layer="layout" svg:width="16.3cm" svg:height="2.5cm" svg:x="0.2cm" svg:y="0.999cm">
          <text:p text:style-name="P1">Frame</text:p>
        </draw:rect>
        <draw:rect draw:style-name="gr3" draw:text-style-name="P1" draw:layer="layout" svg:width="12.5cm" svg:height="1.9cm" svg:x="0.5cm" svg:y="1.299cm">
          <text:p text:style-name="P1">Module</text:p>
        </draw:rect>
        <draw:rect draw:style-name="gr3" draw:text-style-name="P1" draw:layer="layout" svg:width="6.9cm" svg:height="1.3cm" svg:x="0.8cm" svg:y="1.599cm">
          <text:p text:style-name="P1">Model</text:p>
        </draw:rect>
        <draw:line draw:style-name="gr4" draw:text-style-name="P4" draw:layer="layout" svg:x1="7.7cm" svg:y1="2.299cm" svg:x2="8.4cm" svg:y2="2.299cm">
          <text:p/>
        </draw:line>
        <draw:frame draw:style-name="gr5" draw:text-style-name="P5" draw:layer="layout" svg:width="2.102cm" svg:height="0.729cm" svg:x="8.302cm" svg:y="1.899cm">
          <draw:text-box>
            <text:p><text:span text:style-name="T3">miModel</text:span></text:p>
          </draw:text-box>
        </draw:frame>
        <draw:line draw:style-name="gr4" draw:text-style-name="P4" draw:layer="layout" svg:x1="13.05cm" svg:y1="2.3cm" svg:x2="13.75cm" svg:y2="2.3cm">
          <text:p/>
        </draw:line>
        <draw:frame draw:style-name="gr6" draw:text-style-name="P5" draw:layer="layout" svg:width="2.339cm" svg:height="0.729cm" svg:x="13.652cm" svg:y="1.9cm">
          <draw:text-box>
            <text:p><text:span text:style-name="T3">miModule</text:span></text:p>
          </draw:text-box>
        </draw:frame>
        <draw:frame draw:style-name="gr6" draw:text-style-name="P5" draw:layer="layout" svg:width="2.339cm" svg:height="0.729cm" svg:x="13.653cm" svg:y="1.901cm">
          <draw:text-box>
            <text:p><text:span text:style-name="T3">miModule</text:span></text:p>
          </draw:text-box>
        </draw:frame>
        <draw:rect draw:style-name="gr7" draw:text-style-name="P6" draw:layer="layout" svg:width="2.1cm" svg:height="0.7cm" svg:x="1.1cm" svg:y="1.899cm">
          <text:p text:style-name="P1"><text:span text:style-name="T4">MOB</text:span></text:p>
        </draw:rect>
        <draw:line draw:style-name="gr4" draw:text-style-name="P4" draw:layer="layout" svg:x1="3.25cm" svg:y1="2.3cm" svg:x2="3.95cm" svg:y2="2.3cm">
          <text:p/>
        </draw:line>
        <draw:frame draw:style-name="gr8" draw:text-style-name="P5" draw:layer="layout" svg:width="1.493cm" svg:height="0.729cm" svg:x="3.852cm" svg:y="1.9cm">
          <draw:text-box>
            <text:p><text:span text:style-name="T3">uiObj</text:span></text:p>
          </draw:text-box>
        </draw:frame>
        <draw:rect draw:style-name="gr9" draw:text-style-name="P7" draw:layer="layout" svg:width="6.801cm" svg:height="4.1cm" svg:x="0.001cm" svg:y="4.2cm">
          <text:p text:style-name="P1"><text:span text:style-name="T5">&lt;Ext&gt;</text:span></text:p>
        </draw:rect>
        <draw:rect draw:style-name="gr10" draw:text-style-name="P8" draw:layer="layout" svg:width="5.501cm" svg:height="1.2cm" svg:x="0.6cm" svg:y="5.698cm">
          <text:p text:style-name="P1"><text:span text:style-name="T1">&lt;SscExt&gt;</text:span></text:p>
        </draw:rect>
        <draw:rect draw:style-name="gr11" draw:text-style-name="P10" draw:layer="layout" svg:width="7.101cm" svg:height="3.096cm" svg:x="0.034cm" svg:y="9.731cm">
          <text:p text:style-name="P9"><text:span text:style-name="T6">SmsBase</text:span></text:p>
        </draw:rect>
        <draw:rect draw:style-name="gr12" draw:text-style-name="P10" draw:layer="layout" svg:width="9.1cm" svg:height="8.6cm" svg:x="7.7cm" svg:y="4.2cm">
          <text:p text:style-name="P9"><text:span text:style-name="T6">SmsFramework</text:span></text:p>
        </draw:rect>
        <draw:rect draw:style-name="gr13" draw:text-style-name="P11" xml:id="id1" draw:id="id1" draw:layer="layout" svg:width="5.501cm" svg:height="1.2cm" svg:x="10.534cm" svg:y="8.929cm">
          <text:p text:style-name="P9"><text:span text:style-name="T7">SscBase</text:span></text:p>
        </draw:rect>
        <draw:line draw:style-name="gr14" draw:text-style-name="P12" draw:layer="layout" svg:x1="14.835cm" svg:y1="8.931cm" svg:x2="14.835cm" svg:y2="4.73cm">
          <text:p/>
        </draw:line>
        <draw:frame draw:style-name="gr15" draw:text-style-name="P14" draw:layer="layout" svg:width="2.2cm" svg:height="0.729cm" svg:x="14.635cm" svg:y="4.13cm">
          <draw:text-box>
            <text:p text:style-name="P13"><text:span text:style-name="T8">uiControl</text:span></text:p>
          </draw:text-box>
        </draw:frame>
        <draw:rect draw:style-name="gr16" draw:text-style-name="P15" draw:layer="layout" svg:width="5.501cm" svg:height="1.2cm" svg:x="8.334cm" svg:y="5.728cm">
          <text:p text:style-name="P9"><text:span text:style-name="T7">&lt;uocName&gt;.Client</text:span></text:p>
        </draw:rect>
        <draw:frame draw:style-name="gr17" draw:text-style-name="P14" draw:layer="layout" svg:width="1.679cm" svg:height="0.729cm" svg:x="6.765cm" svg:y="10.8cm">
          <draw:text-box>
            <text:p text:style-name="P13"><text:span text:style-name="T8">eiDisp</text:span></text:p>
          </draw:text-box>
        </draw:frame>
        <draw:frame draw:style-name="gr18" draw:text-style-name="P16" draw:layer="layout" svg:width="2.445cm" svg:height="0.962cm" svg:x="8.855cm" svg:y="7.921cm">
          <draw:text-box>
            <text:p text:style-name="P13"><text:span text:style-name="T9">niDisp</text:span></text:p>
          </draw:text-box>
        </draw:frame>
        <draw:line draw:style-name="gr19" draw:text-style-name="P12" draw:layer="layout" svg:x1="8.935cm" svg:y1="6.931cm" svg:x2="8.935cm" svg:y2="10.931cm">
          <text:p/>
        </draw:line>
        <draw:connector draw:style-name="gr20" draw:text-style-name="P17" draw:layer="layout" draw:line-skew="0.722cm" svg:x1="13.284cm" svg:y1="8.929cm" svg:x2="11.084cm" svg:y2="6.928cm" draw:start-shape="id1" draw:start-glue-point="0" svg:d="M13284 8929v-529h-2200v-1472" svg:viewBox="0 0 2201 2002">
          <text:p/>
        </draw:connector>
        <draw:frame draw:style-name="gr21" draw:text-style-name="P14" draw:layer="layout" svg:width="2.056cm" svg:height="0.729cm" svg:x="11.244cm" svg:y="7.5cm">
          <draw:text-box>
            <text:p text:style-name="P13"><text:span text:style-name="T8">iiControl</text:span></text:p>
          </draw:text-box>
        </draw:frame>
        <draw:rect draw:style-name="gr22" draw:text-style-name="P18" draw:layer="layout" svg:width="6.2cm" svg:height="1.2cm" svg:x="0.8cm" svg:y="6.6cm">
          <text:p text:style-name="P9"><text:span text:style-name="T7">&lt;uocName&gt;-#parm.Control</text:span></text:p>
        </draw:rect>
        <draw:line draw:style-name="gr23" draw:text-style-name="P4" draw:layer="layout" svg:x1="5cm" svg:y1="11cm" svg:x2="5cm" svg:y2="7.8cm">
          <text:p/>
        </draw:line>
        <draw:line draw:style-name="gr23" draw:text-style-name="P4" draw:layer="layout" svg:x1="5cm" svg:y1="10cm" svg:x2="7.1cm" svg:y2="10cm">
          <text:p/>
        </draw:line>
        <draw:frame draw:style-name="gr24" draw:text-style-name="P14" draw:layer="layout" svg:width="2.39cm" svg:height="0.729cm" svg:x="4.851cm" svg:y="9cm">
          <draw:text-box>
            <text:p text:style-name="P13"><text:span text:style-name="T8">eiConsole</text:span></text:p>
          </draw:text-box>
        </draw:frame>
        <draw:rect draw:style-name="gr25" draw:text-style-name="P18" draw:layer="layout" svg:width="4.9cm" svg:height="1.2cm" svg:x="7.1cm" svg:y="9.3cm">
          <text:p text:style-name="P9"><text:span text:style-name="T7">Base-#parm.Control</text:span></text:p>
        </draw:rect>
        <draw:rect draw:style-name="gr26" draw:text-style-name="P18" xml:id="id2" draw:id="id2" draw:layer="layout" svg:width="5.501cm" svg:height="1.2cm" svg:x="1.134cm" svg:y="11.031cm">
          <text:p text:style-name="P9"><text:span text:style-name="T7">&lt;extObjId&gt;.Server</text:span></text:p>
        </draw:rect>
        <draw:connector draw:style-name="gr27" draw:text-style-name="P19" draw:layer="layout" svg:x1="6.635cm" svg:y1="11.631cm" svg:x2="8.234cm" svg:y2="11.631cm" draw:start-shape="id2" draw:start-glue-point="1" draw:end-shape="id3" draw:end-glue-point="3" svg:d="M6635 11631h1599" svg:viewBox="0 0 1600 1">
          <text:p/>
        </draw:connector>
        <draw:rect draw:style-name="gr28" draw:text-style-name="P15" xml:id="id3" draw:id="id3" draw:layer="layout" svg:width="5.501cm" svg:height="1.2cm" svg:x="8.234cm" svg:y="11.031cm">
          <text:p text:style-name="P9"><text:span text:style-name="T7">&lt;uocName&gt;.Server</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2300dc" draw:textarea-vertical-align="middle" draw:shadow="visib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ff9966" draw:textarea-vertical-align="middle"/>
    </style:style>
    <style:style style:name="gr5" style:family="graphic" style:parent-style-name="standard">
      <style:graphic-properties draw:fill-color="#ff9966" draw:textarea-vertical-align="middle" draw:shadow="visible"/>
    </style:style>
    <style:style style:name="gr6" style:family="graphic" style:parent-style-name="standard">
      <style:graphic-properties draw:fill-color="#7da647" draw:textarea-vertical-align="middle"/>
    </style:style>
    <style:style style:name="gr7" style:family="graphic" style:parent-style-name="standard">
      <style:graphic-properties draw:fill-color="#66ff66" draw:textarea-horizontal-align="left" draw:textarea-vertical-align="top"/>
    </style:style>
    <style:style style:name="gr8"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9"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width="0.1cm" svg:stroke-color="#000000" draw:marker-start="" draw:marker-start-width="0.35cm" draw:marker-end="Circle" draw:marker-end-width="0.35cm" draw:textarea-vertical-align="middle" fo:padding-top="0.175cm" fo:padding-bottom="0.175cm" fo:padding-left="0.3cm" fo:padding-right="0.3cm"/>
    </style:style>
    <style:style style:name="gr1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3"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4"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style:style>
    <style:style style:name="gr15"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center"/>
      <style:text-properties fo:color="#000000" fo:font-size="12pt" fo:font-style="italic" style:font-size-asian="12pt" style:font-style-asian="italic" style:font-size-complex="12pt" style:font-style-complex="italic"/>
    </style:style>
    <style:style style:name="P8" style:family="paragraph">
      <style:paragraph-properties fo:text-align="center"/>
      <style:text-properties fo:color="#ff6633" fo:font-style="italic" fo:font-weight="bold" style:font-style-asian="italic" style:font-weight-asian="bold" style:font-style-complex="italic" style:font-weight-complex="bold"/>
    </style:style>
    <style:style style:name="P9" style:family="paragraph">
      <style:paragraph-properties fo:text-align="center"/>
      <style:text-properties fo:color="#008000" fo:font-weight="bold" style:font-weight-asian="bold" style:font-weight-complex="bold"/>
    </style:style>
    <style:style style:name="P10" style:family="paragraph">
      <style:text-properties fo:color="#ff6633" fo:font-style="italic" fo:font-weight="bold" style:font-style-asian="italic" style:font-weight-asian="bold" style:font-style-complex="italic" style:font-weight-complex="bold"/>
    </style:style>
    <style:style style:name="P11" style:family="paragraph">
      <style:text-properties fo:color="#ff0000" fo:font-size="48pt" style:font-size-asian="48pt" style:font-size-complex="48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style:style style:name="T8" style:family="text">
      <style:text-properties fo:color="#ff0000"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2cm" svg:y="9.9cm">
          <text:p text:style-name="P1"><text:span text:style-name="T1">CentralController</text:span></text:p>
        </draw:rect>
        <draw:rect draw:style-name="gr2" draw:text-style-name="P3" xml:id="id5" draw:id="id5" draw:layer="layout" svg:width="5.5cm" svg:height="1.2cm" svg:x="17.902cm" svg:y="11cm">
          <text:p text:style-name="P1"><text:span text:style-name="T2">CommControl</text:span></text:p>
        </draw:rect>
        <draw:rect draw:style-name="gr1" draw:text-style-name="P2" draw:layer="layout" svg:width="6.801cm" svg:height="8.6cm" svg:x="0.001cm" svg:y="4.199cm">
          <text:p text:style-name="P1"><text:span text:style-name="T1">MidasBase</text:span></text:p>
        </draw:rect>
        <draw:rect draw:style-name="gr1" draw:text-style-name="P2" draw:layer="layout" svg:width="9.1cm" svg:height="8.6cm" svg:x="7.702cm" svg:y="4.198cm">
          <text:p text:style-name="P1"><text:span text:style-name="T1">SmsFramework</text:span></text:p>
        </draw:rect>
        <draw:rect draw:style-name="gr3" draw:text-style-name="P3" xml:id="id1" draw:id="id1" draw:layer="layout" svg:width="5.501cm" svg:height="1.2cm" svg:x="10.601cm" svg:y="8.799cm">
          <text:p text:style-name="P1"><text:span text:style-name="T2">SscBase</text:span></text:p>
        </draw:rect>
        <draw:rect draw:style-name="gr4" draw:text-style-name="P3" xml:id="id2" draw:id="id2" draw:layer="layout" svg:width="5.502cm" svg:height="1.2cm" svg:x="0.602cm" svg:y="5.4cm">
          <text:p text:style-name="P1"><text:span text:style-name="T2">&lt;extObjId&gt;.Control</text:span></text:p>
        </draw:rect>
        <draw:rect draw:style-name="gr5" draw:text-style-name="P3" xml:id="id4" draw:id="id4" draw:layer="layout" svg:width="5.502cm" svg:height="1.2cm" svg:x="0.601cm" svg:y="10.999cm">
          <text:p text:style-name="P1"><text:span text:style-name="T2">&lt;extObjId&gt;.ObCo</text:span></text:p>
        </draw:rect>
        <draw:rect draw:style-name="gr6" draw:text-style-name="P3" xml:id="id3" draw:id="id3" draw:layer="layout" svg:width="5.501cm" svg:height="1.2cm" svg:x="8.501cm" svg:y="5.398cm">
          <text:p text:style-name="P1"><text:span text:style-name="T2">&lt;moduleName&gt;.Coord</text:span></text:p>
        </draw:rect>
        <draw:rect draw:style-name="gr7" draw:text-style-name="P4" draw:layer="layout" svg:width="16.8cm" svg:height="3.8cm" svg:x="0.002cm" svg:y="0cm">
          <text:p text:style-name="P1"><text:span text:style-name="T3">SMS</text:span></text:p>
        </draw:rect>
        <draw:rect draw:style-name="gr8" draw:text-style-name="P1" draw:layer="layout" svg:width="16.3cm" svg:height="2.5cm" svg:x="0.202cm" svg:y="1cm">
          <text:p text:style-name="P1">Frame</text:p>
        </draw:rect>
        <draw:rect draw:style-name="gr8" draw:text-style-name="P1" draw:layer="layout" svg:width="12.5cm" svg:height="1.9cm" svg:x="0.502cm" svg:y="1.3cm">
          <text:p text:style-name="P1">Module</text:p>
        </draw:rect>
        <draw:rect draw:style-name="gr8" draw:text-style-name="P1" draw:layer="layout" svg:width="6.9cm" svg:height="1.3cm" svg:x="0.802cm" svg:y="1.6cm">
          <text:p text:style-name="P1">Model</text:p>
        </draw:rect>
        <draw:line draw:style-name="gr9" draw:text-style-name="P1" draw:layer="layout" svg:x1="7.702cm" svg:y1="2.3cm" svg:x2="8.402cm" svg:y2="2.3cm">
          <text:p/>
        </draw:line>
        <draw:frame draw:style-name="gr10" draw:text-style-name="P5" draw:layer="layout" svg:width="2.102cm" svg:height="0.729cm" svg:x="8.304cm" svg:y="1.9cm">
          <draw:text-box>
            <text:p><text:span text:style-name="T4">miModel</text:span></text:p>
          </draw:text-box>
        </draw:frame>
        <draw:line draw:style-name="gr9" draw:text-style-name="P1" draw:layer="layout" svg:x1="13.052cm" svg:y1="2.301cm" svg:x2="13.752cm" svg:y2="2.301cm">
          <text:p/>
        </draw:line>
        <draw:frame draw:style-name="gr10" draw:text-style-name="P5" draw:layer="layout" svg:width="2.339cm" svg:height="0.729cm" svg:x="13.654cm" svg:y="1.901cm">
          <draw:text-box>
            <text:p><text:span text:style-name="T4">miModule</text:span></text:p>
          </draw:text-box>
        </draw:frame>
        <draw:line draw:style-name="gr9" draw:text-style-name="P1" draw:layer="layout" svg:x1="12.402cm" svg:y1="5.4cm" svg:x2="12.402cm" svg:y2="4.7cm">
          <text:p/>
        </draw:line>
        <draw:frame draw:style-name="gr10" draw:text-style-name="P5" draw:layer="layout" svg:width="1.658cm" svg:height="0.729cm" svg:x="12.202cm" svg:y="4.1cm">
          <draw:text-box>
            <text:p><text:span text:style-name="T4">uiMod</text:span></text:p>
          </draw:text-box>
        </draw:frame>
        <draw:frame draw:style-name="gr10" draw:text-style-name="P5" draw:layer="layout" svg:width="2.339cm" svg:height="0.729cm" svg:x="13.655cm" svg:y="1.902cm">
          <draw:text-box>
            <text:p><text:span text:style-name="T4">miModule</text:span></text:p>
          </draw:text-box>
        </draw:frame>
        <draw:line draw:style-name="gr9" draw:text-style-name="P1" draw:layer="layout" svg:x1="14.902cm" svg:y1="8.8cm" svg:x2="14.902cm" svg:y2="4.7cm">
          <text:p/>
        </draw:line>
        <draw:frame draw:style-name="gr10" draw:text-style-name="P5" draw:layer="layout" svg:width="2.2cm" svg:height="0.729cm" svg:x="14.702cm" svg:y="4.1cm">
          <draw:text-box>
            <text:p><text:span text:style-name="T4">uiControl</text:span></text:p>
          </draw:text-box>
        </draw:frame>
        <draw:line draw:style-name="gr9" draw:text-style-name="P1" draw:layer="layout" svg:x1="3.902cm" svg:y1="5.4cm" svg:x2="3.902cm" svg:y2="4.7cm">
          <text:p/>
        </draw:line>
        <draw:frame draw:style-name="gr10" draw:text-style-name="P5" draw:layer="layout" svg:width="1.514cm" svg:height="0.729cm" svg:x="3.702cm" svg:y="4.1cm">
          <draw:text-box>
            <text:p><text:span text:style-name="T4">eiMib</text:span></text:p>
          </draw:text-box>
        </draw:frame>
        <draw:connector draw:style-name="gr11" draw:text-style-name="P6" draw:layer="layout" draw:line-skew="-1.151cm" svg:x1="10.601cm" svg:y1="9.399cm" svg:x2="6.104cm" svg:y2="6cm" draw:start-shape="id1" draw:start-glue-point="3" draw:end-shape="id2" draw:end-glue-point="1" svg:d="M10601 9399h-3399v-3399h-1098" svg:viewBox="0 0 4498 3400">
          <text:p text:style-name="P1"><text:span text:style-name="T4">iiObj</text:span></text:p>
        </draw:connector>
        <draw:connector draw:style-name="gr12" draw:text-style-name="P1" draw:layer="layout" svg:x1="8.501cm" svg:y1="5.998cm" svg:x2="6.104cm" svg:y2="6cm" draw:start-shape="id3" draw:start-glue-point="3" draw:end-shape="id2" draw:end-glue-point="1" svg:d="M8501 5998h-1198v2h-1199" svg:viewBox="0 0 2398 3">
          <text:p/>
        </draw:connector>
        <draw:connector draw:style-name="gr13" draw:text-style-name="P7" draw:layer="layout" draw:line-skew="0.351cm" svg:x1="11.251cm" svg:y1="6.598cm" svg:x2="13.351cm" svg:y2="8.799cm" draw:start-shape="id3" draw:start-glue-point="2" draw:end-shape="id1" draw:end-glue-point="0" svg:d="M11251 6598v1452h2100v749" svg:viewBox="0 0 2101 2202">
          <text:p text:style-name="P1"><text:span text:style-name="T5">iiControl</text:span></text:p>
        </draw:connector>
        <draw:connector draw:style-name="gr14" draw:text-style-name="P8" draw:layer="layout" svg:x1="3.353cm" svg:y1="6.6cm" svg:x2="3.352cm" svg:y2="10.999cm" draw:start-shape="id2" draw:start-glue-point="2" draw:end-shape="id4" draw:end-glue-point="0" svg:d="M3353 6600v2200h-1v2199" svg:viewBox="0 0 2 4400">
          <text:p/>
        </draw:connector>
        <draw:connector draw:style-name="gr14" draw:text-style-name="P8" draw:layer="layout" svg:x1="16.102cm" svg:y1="9.399cm" svg:x2="20.652cm" svg:y2="11cm" draw:start-shape="id1" draw:start-glue-point="1" draw:end-shape="id5" draw:end-glue-point="0" svg:d="M16102 9399h4550v1601" svg:viewBox="0 0 4551 1602">
          <text:p/>
        </draw:connector>
        <draw:rect draw:style-name="gr15" draw:text-style-name="P9" draw:layer="layout" svg:width="2.1cm" svg:height="0.7cm" svg:x="1.102cm" svg:y="1.9cm">
          <text:p text:style-name="P1"><text:span text:style-name="T6">MOB</text:span></text:p>
        </draw:rect>
        <draw:line draw:style-name="gr9" draw:text-style-name="P1" draw:layer="layout" svg:x1="3.252cm" svg:y1="2.301cm" svg:x2="3.952cm" svg:y2="2.301cm">
          <text:p/>
        </draw:line>
        <draw:frame draw:style-name="gr10" draw:text-style-name="P5" draw:layer="layout" svg:width="1.493cm" svg:height="0.729cm" svg:x="3.854cm" svg:y="1.901cm">
          <draw:text-box>
            <text:p><text:span text:style-name="T4">uiObj</text:span></text:p>
          </draw:text-box>
        </draw:frame>
        <draw:frame draw:style-name="gr10" draw:text-style-name="P10" draw:layer="layout" svg:width="3.33cm" svg:height="0.962cm" svg:x="17.302cm" svg:y="8.421cm">
          <draw:text-box>
            <text:p><text:span text:style-name="T7">niControl</text:span></text:p>
          </draw:text-box>
        </draw:frame>
        <draw:frame draw:style-name="gr10" draw:text-style-name="P10" draw:layer="layout" svg:width="2.132cm" svg:height="0.962cm" svg:x="3.302cm" svg:y="7.022cm">
          <draw:text-box>
            <text:p><text:span text:style-name="T7">niObj</text:span></text:p>
          </draw:text-box>
        </draw:frame>
        <draw:frame draw:style-name="gr10" draw:text-style-name="P11" draw:layer="layout" svg:width="13.452cm" svg:height="2.148cm" svg:x="6.3cm" svg:y="5.9cm">
          <draw:text-box>
            <text:p><text:span text:style-name="T8">TO BE DEFIN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